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3043in" svg:height="6.4803in" svg:x="1.539in" svg:y="0.1472in">
            <draw:object draw:notify-on-update-of-ranges="Sheet1.A1:Sheet1.A1253 Sheet1.B1:Sheet1.B12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3443" calcext:value-type="float">
            <text:p>1.23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9222" calcext:value-type="float">
            <text:p>1.79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9222" calcext:value-type="float">
            <text:p>1.79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9222" calcext:value-type="float">
            <text:p>1.79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441" calcext:value-type="float">
            <text:p>1.94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1764" calcext:value-type="float">
            <text:p>2.41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1174" calcext:value-type="float">
            <text:p>2.411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9475" calcext:value-type="float">
            <text:p>2.294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9475" calcext:value-type="float">
            <text:p>2.294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0429" calcext:value-type="float">
            <text:p>2.20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0429" calcext:value-type="float">
            <text:p>2.20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6747" calcext:value-type="float">
            <text:p>2.36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9854" calcext:value-type="float">
            <text:p>2.398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8076" calcext:value-type="float">
            <text:p>2.180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0113" calcext:value-type="float">
            <text:p>2.201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0113" calcext:value-type="float">
            <text:p>2.20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6112" calcext:value-type="float">
            <text:p>3.26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0271" calcext:value-type="float">
            <text:p>3.70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64138" calcext:value-type="float">
            <text:p>3.641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0676" calcext:value-type="float">
            <text:p>3.506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67854" calcext:value-type="float">
            <text:p>2.678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1538" calcext:value-type="float">
            <text:p>2.515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51538" calcext:value-type="float">
            <text:p>2.515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51538" calcext:value-type="float">
            <text:p>2.515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82838" calcext:value-type="float">
            <text:p>2.828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82838" calcext:value-type="float">
            <text:p>2.828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82838" calcext:value-type="float">
            <text:p>2.828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1361" calcext:value-type="float">
            <text:p>2.813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1361" calcext:value-type="float">
            <text:p>2.813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81361" calcext:value-type="float">
            <text:p>2.81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61861" calcext:value-type="float">
            <text:p>2.6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61861" calcext:value-type="float">
            <text:p>2.618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9379" calcext:value-type="float">
            <text:p>1.993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27516" calcext:value-type="float">
            <text:p>2.275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7731" calcext:value-type="float">
            <text:p>2.077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7731" calcext:value-type="float">
            <text:p>2.077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7731" calcext:value-type="float">
            <text:p>2.077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7731" calcext:value-type="float">
            <text:p>2.077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7731" calcext:value-type="float">
            <text:p>2.077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3521" calcext:value-type="float">
            <text:p>1.935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3521" calcext:value-type="float">
            <text:p>1.935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74546" calcext:value-type="float">
            <text:p>1.745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6872" calcext:value-type="float">
            <text:p>41.68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.9363" calcext:value-type="float">
            <text:p>59.93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3825" calcext:value-type="float">
            <text:p>36.3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6256" calcext:value-type="float">
            <text:p>19.6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.4805" calcext:value-type="float">
            <text:p>19.48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9534" calcext:value-type="float">
            <text:p>17.9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9416" calcext:value-type="float">
            <text:p>11.94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55903" calcext:value-type="float">
            <text:p>7.55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4026" calcext:value-type="float">
            <text:p>16.40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5111" calcext:value-type="float">
            <text:p>32.5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33536" calcext:value-type="float">
            <text:p>5.335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99166" calcext:value-type="float">
            <text:p>4.991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7503" calcext:value-type="float">
            <text:p>14.75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1783" calcext:value-type="float">
            <text:p>15.17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86235" calcext:value-type="float">
            <text:p>9.862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3559" calcext:value-type="float">
            <text:p>14.35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4101" calcext:value-type="float">
            <text:p>14.4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2724" calcext:value-type="float">
            <text:p>18.27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1163" calcext:value-type="float">
            <text:p>20.11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.8103" calcext:value-type="float">
            <text:p>39.8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7584" calcext:value-type="float">
            <text:p>12.75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34251" calcext:value-type="float">
            <text:p>3.342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63707" calcext:value-type="float">
            <text:p>2.637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2561" calcext:value-type="float">
            <text:p>1.625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62561" calcext:value-type="float">
            <text:p>1.625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33333" calcext:value-type="float">
            <text:p>1.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33333" calcext:value-type="float">
            <text:p>1.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72872" calcext:value-type="float">
            <text:p>0.8728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9035" calcext:value-type="float">
            <text:p>0.7790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616" calcext:value-type="float">
            <text:p>1.06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74794" calcext:value-type="float">
            <text:p>1.747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405" calcext:value-type="float">
            <text:p>2.54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24575" calcext:value-type="float">
            <text:p>2.245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73064" calcext:value-type="float">
            <text:p>5.730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83799" calcext:value-type="float">
            <text:p>3.837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98006" calcext:value-type="float">
            <text:p>1.98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98006" calcext:value-type="float">
            <text:p>1.980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65232" calcext:value-type="float">
            <text:p>1.652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11981" calcext:value-type="float">
            <text:p>1.119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81593" calcext:value-type="float">
            <text:p>1.815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02538" calcext:value-type="float">
            <text:p>2.025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09964" calcext:value-type="float">
            <text:p>2.099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09964" calcext:value-type="float">
            <text:p>2.099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49742" calcext:value-type="float">
            <text:p>2.497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43726" calcext:value-type="float">
            <text:p>2.437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40514" calcext:value-type="float">
            <text:p>2.405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40777" calcext:value-type="float">
            <text:p>2.407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44868" calcext:value-type="float">
            <text:p>2.448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44868" calcext:value-type="float">
            <text:p>2.448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24443" calcext:value-type="float">
            <text:p>2.244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41416" calcext:value-type="float">
            <text:p>3.414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93295" calcext:value-type="float">
            <text:p>2.932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10238" calcext:value-type="float">
            <text:p>3.10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27626" calcext:value-type="float">
            <text:p>3.276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07481" calcext:value-type="float">
            <text:p>5.074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01127" calcext:value-type="float">
            <text:p>5.011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65464" calcext:value-type="float">
            <text:p>4.654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97444" calcext:value-type="float">
            <text:p>4.974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0988" calcext:value-type="float">
            <text:p>5.09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56349" calcext:value-type="float">
            <text:p>5.563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00256" calcext:value-type="float">
            <text:p>6.002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7461" calcext:value-type="float">
            <text:p>5.74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95885" calcext:value-type="float">
            <text:p>5.95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69424" calcext:value-type="float">
            <text:p>5.694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14386" calcext:value-type="float">
            <text:p>5.143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05228" calcext:value-type="float">
            <text:p>5.052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14655" calcext:value-type="float">
            <text:p>3.146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07173" calcext:value-type="float">
            <text:p>3.071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01414" calcext:value-type="float">
            <text:p>3.014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78989" calcext:value-type="float">
            <text:p>2.789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33371" calcext:value-type="float">
            <text:p>2.333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32652" calcext:value-type="float">
            <text:p>2.326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1222" calcext:value-type="float">
            <text:p>2.12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1511" calcext:value-type="float">
            <text:p>11.15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.4755" calcext:value-type="float">
            <text:p>65.47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5963" calcext:value-type="float">
            <text:p>12.59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19235" calcext:value-type="float">
            <text:p>6.192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79945" calcext:value-type="float">
            <text:p>8.799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37484" calcext:value-type="float">
            <text:p>6.374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.5355" calcext:value-type="float">
            <text:p>17.53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.7083" calcext:value-type="float">
            <text:p>48.70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76112" calcext:value-type="float">
            <text:p>9.761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1978" calcext:value-type="float">
            <text:p>1.319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65404" calcext:value-type="float">
            <text:p>1.654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89081" calcext:value-type="float">
            <text:p>1.890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0424" calcext:value-type="float">
            <text:p>4.04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5333" calcext:value-type="float">
            <text:p>10.53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.8729" calcext:value-type="float">
            <text:p>18.87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.5614" calcext:value-type="float">
            <text:p>16.56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6201" calcext:value-type="float">
            <text:p>11.62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03953" calcext:value-type="float">
            <text:p>5.039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38251" calcext:value-type="float">
            <text:p>2.382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79699" calcext:value-type="float">
            <text:p>1.796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97203" calcext:value-type="float">
            <text:p>1.97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0837" calcext:value-type="float">
            <text:p>1.908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74574" calcext:value-type="float">
            <text:p>1.745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97203" calcext:value-type="float">
            <text:p>1.972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97203" calcext:value-type="float">
            <text:p>1.972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0057" calcext:value-type="float">
            <text:p>2.00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0057" calcext:value-type="float">
            <text:p>2.00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62391" calcext:value-type="float">
            <text:p>2.623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55024" calcext:value-type="float">
            <text:p>2.550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85913" calcext:value-type="float">
            <text:p>2.859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85913" calcext:value-type="float">
            <text:p>2.859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90866" calcext:value-type="float">
            <text:p>2.908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70636" calcext:value-type="float">
            <text:p>2.706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70636" calcext:value-type="float">
            <text:p>2.706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61136" calcext:value-type="float">
            <text:p>2.611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1136" calcext:value-type="float">
            <text:p>2.611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6487" calcext:value-type="float">
            <text:p>2.64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76314" calcext:value-type="float">
            <text:p>2.763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22068" calcext:value-type="float">
            <text:p>3.220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19795" calcext:value-type="float">
            <text:p>4.197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02124" calcext:value-type="float">
            <text:p>4.021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15844" calcext:value-type="float">
            <text:p>4.1584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98033" calcext:value-type="float">
            <text:p>3.980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73741" calcext:value-type="float">
            <text:p>3.737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46478" calcext:value-type="float">
            <text:p>4.464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5807" calcext:value-type="float">
            <text:p>3.58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50988" calcext:value-type="float">
            <text:p>4.509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93969" calcext:value-type="float">
            <text:p>4.939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0032" calcext:value-type="float">
            <text:p>6.400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79458" calcext:value-type="float">
            <text:p>5.794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14087" calcext:value-type="float">
            <text:p>6.140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96875" calcext:value-type="float">
            <text:p>5.968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67766" calcext:value-type="float">
            <text:p>5.677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7666" calcext:value-type="float">
            <text:p>5.76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7702" calcext:value-type="float">
            <text:p>6.877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6547" calcext:value-type="float">
            <text:p>6.865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4726" calcext:value-type="float">
            <text:p>6.747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39342" calcext:value-type="float">
            <text:p>7.393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26765" calcext:value-type="float">
            <text:p>6.267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3203" calcext:value-type="float">
            <text:p>6.632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28046" calcext:value-type="float">
            <text:p>6.280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19452" calcext:value-type="float">
            <text:p>6.194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36652" calcext:value-type="float">
            <text:p>7.366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76884" calcext:value-type="float">
            <text:p>5.768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49088" calcext:value-type="float">
            <text:p>5.490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90937" calcext:value-type="float">
            <text:p>5.909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7399" calcext:value-type="float">
            <text:p>6.873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31694" calcext:value-type="float">
            <text:p>6.316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36207" calcext:value-type="float">
            <text:p>6.362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21115" calcext:value-type="float">
            <text:p>6.211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00936" calcext:value-type="float">
            <text:p>8.009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92144" calcext:value-type="float">
            <text:p>5.921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6161" calcext:value-type="float">
            <text:p>6.661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81929" calcext:value-type="float">
            <text:p>5.819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91254" calcext:value-type="float">
            <text:p>5.912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3211" calcext:value-type="float">
            <text:p>6.532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93843" calcext:value-type="float">
            <text:p>6.938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9138" calcext:value-type="float">
            <text:p>6.891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19814" calcext:value-type="float">
            <text:p>7.198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14254" calcext:value-type="float">
            <text:p>7.142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27155" calcext:value-type="float">
            <text:p>6.271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9359" calcext:value-type="float">
            <text:p>6.893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764" calcext:value-type="float">
            <text:p>6.77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6402" calcext:value-type="float">
            <text:p>6.564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09702" calcext:value-type="float">
            <text:p>6.097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9052" calcext:value-type="float">
            <text:p>6.790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40436" calcext:value-type="float">
            <text:p>6.404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8086" calcext:value-type="float">
            <text:p>5.80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92444" calcext:value-type="float">
            <text:p>5.924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3595" calcext:value-type="float">
            <text:p>6.835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9939" calcext:value-type="float">
            <text:p>6.2993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0955" calcext:value-type="float">
            <text:p>5.709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88748" calcext:value-type="float">
            <text:p>5.887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85944" calcext:value-type="float">
            <text:p>5.859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6879" calcext:value-type="float">
            <text:p>6.768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99264" calcext:value-type="float">
            <text:p>5.992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14424" calcext:value-type="float">
            <text:p>6.144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9365" calcext:value-type="float">
            <text:p>6.593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23323" calcext:value-type="float">
            <text:p>6.233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41593" calcext:value-type="float">
            <text:p>5.415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56578" calcext:value-type="float">
            <text:p>5.565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05661" calcext:value-type="float">
            <text:p>6.056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59682" calcext:value-type="float">
            <text:p>5.596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56881" calcext:value-type="float">
            <text:p>5.568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44177" calcext:value-type="float">
            <text:p>5.441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56981" calcext:value-type="float">
            <text:p>5.569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50865" calcext:value-type="float">
            <text:p>5.508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62923" calcext:value-type="float">
            <text:p>5.629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07403" calcext:value-type="float">
            <text:p>5.074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81133" calcext:value-type="float">
            <text:p>5.811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49422" calcext:value-type="float">
            <text:p>5.49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.9733" calcext:value-type="float">
            <text:p>22.97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15918" calcext:value-type="float">
            <text:p>6.159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9013" calcext:value-type="float">
            <text:p>5.90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2905" calcext:value-type="float">
            <text:p>6.29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26026" calcext:value-type="float">
            <text:p>5.260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7063" calcext:value-type="float">
            <text:p>5.270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84045" calcext:value-type="float">
            <text:p>5.840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59699" calcext:value-type="float">
            <text:p>7.596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95992" calcext:value-type="float">
            <text:p>6.959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54828" calcext:value-type="float">
            <text:p>6.548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2919" calcext:value-type="float">
            <text:p>6.629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19672" calcext:value-type="float">
            <text:p>8.196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08116" calcext:value-type="float">
            <text:p>7.081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13001" calcext:value-type="float">
            <text:p>7.13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31496" calcext:value-type="float">
            <text:p>6.314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47786" calcext:value-type="float">
            <text:p>5.477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37945" calcext:value-type="float">
            <text:p>6.379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8876" calcext:value-type="float">
            <text:p>6.5887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38386" calcext:value-type="float">
            <text:p>6.383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37829" calcext:value-type="float">
            <text:p>6.378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38402" calcext:value-type="float">
            <text:p>6.384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38619" calcext:value-type="float">
            <text:p>6.386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36798" calcext:value-type="float">
            <text:p>5.367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3462" calcext:value-type="float">
            <text:p>6.834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9634" calcext:value-type="float">
            <text:p>6.696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30665" calcext:value-type="float">
            <text:p>6.306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06366" calcext:value-type="float">
            <text:p>5.063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88884" calcext:value-type="float">
            <text:p>4.888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24849" calcext:value-type="float">
            <text:p>5.248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67347" calcext:value-type="float">
            <text:p>5.673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6447" calcext:value-type="float">
            <text:p>5.764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65192" calcext:value-type="float">
            <text:p>5.651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22559" calcext:value-type="float">
            <text:p>6.225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29435" calcext:value-type="float">
            <text:p>6.294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38627" calcext:value-type="float">
            <text:p>5.386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22136" calcext:value-type="float">
            <text:p>6.221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82474" calcext:value-type="float">
            <text:p>5.824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30863" calcext:value-type="float">
            <text:p>5.308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23645" calcext:value-type="float">
            <text:p>5.236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27416" calcext:value-type="float">
            <text:p>6.274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33584" calcext:value-type="float">
            <text:p>6.3358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38753" calcext:value-type="float">
            <text:p>6.387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49594" calcext:value-type="float">
            <text:p>5.495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17259" calcext:value-type="float">
            <text:p>5.172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66284" calcext:value-type="float">
            <text:p>4.6628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2629" calcext:value-type="float">
            <text:p>7.26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80101" calcext:value-type="float">
            <text:p>6.801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9688" calcext:value-type="float">
            <text:p>6.696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90121" calcext:value-type="float">
            <text:p>6.901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26522" calcext:value-type="float">
            <text:p>6.265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3181" calcext:value-type="float">
            <text:p>7.31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3996" calcext:value-type="float">
            <text:p>6.639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2002" calcext:value-type="float">
            <text:p>6.720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19602" calcext:value-type="float">
            <text:p>6.196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1437" calcext:value-type="float">
            <text:p>6.143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95896" calcext:value-type="float">
            <text:p>7.958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83014" calcext:value-type="float">
            <text:p>6.830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1938" calcext:value-type="float">
            <text:p>6.819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47209" calcext:value-type="float">
            <text:p>6.47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00231" calcext:value-type="float">
            <text:p>6.002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24631" calcext:value-type="float">
            <text:p>5.246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70972" calcext:value-type="float">
            <text:p>5.709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70714" calcext:value-type="float">
            <text:p>5.707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48533" calcext:value-type="float">
            <text:p>6.485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22208" calcext:value-type="float">
            <text:p>6.222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8569" calcext:value-type="float">
            <text:p>6.885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40802" calcext:value-type="float">
            <text:p>7.408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47635" calcext:value-type="float">
            <text:p>7.476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05325" calcext:value-type="float">
            <text:p>6.053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99965" calcext:value-type="float">
            <text:p>5.9996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35692" calcext:value-type="float">
            <text:p>6.356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97215" calcext:value-type="float">
            <text:p>6.972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26083" calcext:value-type="float">
            <text:p>5.260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75423" calcext:value-type="float">
            <text:p>5.754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9294" calcext:value-type="float">
            <text:p>5.929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23729" calcext:value-type="float">
            <text:p>6.2372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15892" calcext:value-type="float">
            <text:p>6.158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16441" calcext:value-type="float">
            <text:p>6.164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90231" calcext:value-type="float">
            <text:p>6.902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6879" calcext:value-type="float">
            <text:p>6.768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0567" calcext:value-type="float">
            <text:p>6.6056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00508" calcext:value-type="float">
            <text:p>7.005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6832" calcext:value-type="float">
            <text:p>7.68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00496" calcext:value-type="float">
            <text:p>8.004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48544" calcext:value-type="float">
            <text:p>7.4854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477" calcext:value-type="float">
            <text:p>6.74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0056" calcext:value-type="float">
            <text:p>6.005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3362" calcext:value-type="float">
            <text:p>6.5336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32626" calcext:value-type="float">
            <text:p>6.326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6422" calcext:value-type="float">
            <text:p>6.564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911" calcext:value-type="float">
            <text:p>6.9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21818" calcext:value-type="float">
            <text:p>7.218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72441" calcext:value-type="float">
            <text:p>5.724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0415" calcext:value-type="float">
            <text:p>6.604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92781" calcext:value-type="float">
            <text:p>5.927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5461" calcext:value-type="float">
            <text:p>6.754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66027" calcext:value-type="float">
            <text:p>5.660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75138" calcext:value-type="float">
            <text:p>5.751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29492" calcext:value-type="float">
            <text:p>6.294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2171" calcext:value-type="float">
            <text:p>6.821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5878" calcext:value-type="float">
            <text:p>6.5587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1512" calcext:value-type="float">
            <text:p>6.315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92985" calcext:value-type="float">
            <text:p>6.9298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3148" calcext:value-type="float">
            <text:p>6.31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17508" calcext:value-type="float">
            <text:p>5.175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5548" calcext:value-type="float">
            <text:p>6.655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4408" calcext:value-type="float">
            <text:p>6.44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92928" calcext:value-type="float">
            <text:p>6.929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04078" calcext:value-type="float">
            <text:p>6.0407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6465" calcext:value-type="float">
            <text:p>5.364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98069" calcext:value-type="float">
            <text:p>4.9806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4127" calcext:value-type="float">
            <text:p>6.41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10243" calcext:value-type="float">
            <text:p>7.102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40199" calcext:value-type="float">
            <text:p>7.4019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06201" calcext:value-type="float">
            <text:p>7.062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2869" calcext:value-type="float">
            <text:p>7.0286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172" calcext:value-type="float">
            <text:p>6.717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53127" calcext:value-type="float">
            <text:p>5.531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1238" calcext:value-type="float">
            <text:p>6.812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4391" calcext:value-type="float">
            <text:p>7.43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32704" calcext:value-type="float">
            <text:p>6.327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2468" calcext:value-type="float">
            <text:p>6.5246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93958" calcext:value-type="float">
            <text:p>6.939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5255" calcext:value-type="float">
            <text:p>6.752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5488" calcext:value-type="float">
            <text:p>6.654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97315" calcext:value-type="float">
            <text:p>5.973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70607" calcext:value-type="float">
            <text:p>5.706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57166" calcext:value-type="float">
            <text:p>5.571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74862" calcext:value-type="float">
            <text:p>5.748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27092" calcext:value-type="float">
            <text:p>6.2709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75965" calcext:value-type="float">
            <text:p>5.7596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3325" calcext:value-type="float">
            <text:p>7.3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6589" calcext:value-type="float">
            <text:p>6.565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5548" calcext:value-type="float">
            <text:p>6.655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45835" calcext:value-type="float">
            <text:p>6.458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00112" calcext:value-type="float">
            <text:p>7.00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8985" calcext:value-type="float">
            <text:p>6.8898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86334" calcext:value-type="float">
            <text:p>5.863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73687" calcext:value-type="float">
            <text:p>5.7368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2314" calcext:value-type="float">
            <text:p>6.523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8111" calcext:value-type="float">
            <text:p>5.8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29429" calcext:value-type="float">
            <text:p>6.294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88074" calcext:value-type="float">
            <text:p>5.8807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70712" calcext:value-type="float">
            <text:p>5.707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089" calcext:value-type="float">
            <text:p>7.0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26164" calcext:value-type="float">
            <text:p>6.2616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39659" calcext:value-type="float">
            <text:p>6.396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246" calcext:value-type="float">
            <text:p>6.52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8891" calcext:value-type="float">
            <text:p>5.88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5923" calcext:value-type="float">
            <text:p>6.559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4596" calcext:value-type="float">
            <text:p>6.7459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93786" calcext:value-type="float">
            <text:p>6.9378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0672" calcext:value-type="float">
            <text:p>6.7067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1951" calcext:value-type="float">
            <text:p>6.519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89018" calcext:value-type="float">
            <text:p>5.89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8173" calcext:value-type="float">
            <text:p>7.817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63496" calcext:value-type="float">
            <text:p>7.634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70738" calcext:value-type="float">
            <text:p>7.7073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43664" calcext:value-type="float">
            <text:p>6.436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72083" calcext:value-type="float">
            <text:p>5.7208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40914" calcext:value-type="float">
            <text:p>6.409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00642" calcext:value-type="float">
            <text:p>6.006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09552" calcext:value-type="float">
            <text:p>5.095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32065" calcext:value-type="float">
            <text:p>5.3206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04429" calcext:value-type="float">
            <text:p>6.044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97645" calcext:value-type="float">
            <text:p>5.976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02259" calcext:value-type="float">
            <text:p>6.022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05282" calcext:value-type="float">
            <text:p>6.0528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70033" calcext:value-type="float">
            <text:p>5.700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56206" calcext:value-type="float">
            <text:p>5.5620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76041" calcext:value-type="float">
            <text:p>5.760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54712" calcext:value-type="float">
            <text:p>4.547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88509" calcext:value-type="float">
            <text:p>4.885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3377" calcext:value-type="float">
            <text:p>5.337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6368" calcext:value-type="float">
            <text:p>5.636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83042" calcext:value-type="float">
            <text:p>5.830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65304" calcext:value-type="float">
            <text:p>4.6530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67766" calcext:value-type="float">
            <text:p>5.677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46472" calcext:value-type="float">
            <text:p>6.464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02057" calcext:value-type="float">
            <text:p>5.020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41435" calcext:value-type="float">
            <text:p>5.414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9848" calcext:value-type="float">
            <text:p>4.98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17599" calcext:value-type="float">
            <text:p>6.1759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18113" calcext:value-type="float">
            <text:p>6.181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50593" calcext:value-type="float">
            <text:p>6.5059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0997" calcext:value-type="float">
            <text:p>6.099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0797" calcext:value-type="float">
            <text:p>6.9079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63683" calcext:value-type="float">
            <text:p>5.636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03236" calcext:value-type="float">
            <text:p>7.032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37231" calcext:value-type="float">
            <text:p>7.372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13052" calcext:value-type="float">
            <text:p>6.130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51751" calcext:value-type="float">
            <text:p>6.517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94917" calcext:value-type="float">
            <text:p>5.949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21664" calcext:value-type="float">
            <text:p>6.216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459" calcext:value-type="float">
            <text:p>7.4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01057" calcext:value-type="float">
            <text:p>6.010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30916" calcext:value-type="float">
            <text:p>6.309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18979" calcext:value-type="float">
            <text:p>6.1897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3765" calcext:value-type="float">
            <text:p>7.37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27846" calcext:value-type="float">
            <text:p>7.278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17109" calcext:value-type="float">
            <text:p>7.1710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43232" calcext:value-type="float">
            <text:p>6.4323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15699" calcext:value-type="float">
            <text:p>6.156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2902" calcext:value-type="float">
            <text:p>6.4290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368" calcext:value-type="float">
            <text:p>6.836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43373" calcext:value-type="float">
            <text:p>6.4337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93999" calcext:value-type="float">
            <text:p>5.9399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71331" calcext:value-type="float">
            <text:p>5.713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20145" calcext:value-type="float">
            <text:p>7.201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60886" calcext:value-type="float">
            <text:p>5.6088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0478" calcext:value-type="float">
            <text:p>6.7047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3921" calcext:value-type="float">
            <text:p>6.639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23068" calcext:value-type="float">
            <text:p>6.230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16488" calcext:value-type="float">
            <text:p>6.1648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72569" calcext:value-type="float">
            <text:p>5.725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23323" calcext:value-type="float">
            <text:p>6.233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68616" calcext:value-type="float">
            <text:p>4.686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88304" calcext:value-type="float">
            <text:p>5.883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9734" calcext:value-type="float">
            <text:p>5.97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85676" calcext:value-type="float">
            <text:p>5.8567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73816" calcext:value-type="float">
            <text:p>4.738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03913" calcext:value-type="float">
            <text:p>5.039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42934" calcext:value-type="float">
            <text:p>4.4293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46235" calcext:value-type="float">
            <text:p>5.462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73627" calcext:value-type="float">
            <text:p>5.736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92404" calcext:value-type="float">
            <text:p>5.924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06167" calcext:value-type="float">
            <text:p>6.061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23078" calcext:value-type="float">
            <text:p>5.230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40904" calcext:value-type="float">
            <text:p>5.409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81747" calcext:value-type="float">
            <text:p>5.817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39085" calcext:value-type="float">
            <text:p>5.3908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57978" calcext:value-type="float">
            <text:p>5.5797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4136" calcext:value-type="float">
            <text:p>6.5413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31113" calcext:value-type="float">
            <text:p>5.311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83503" calcext:value-type="float">
            <text:p>5.835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8413" calcext:value-type="float">
            <text:p>5.841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74284" calcext:value-type="float">
            <text:p>5.7428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88595" calcext:value-type="float">
            <text:p>7.8859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2593" calcext:value-type="float">
            <text:p>8.25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44924" calcext:value-type="float">
            <text:p>5.449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26031" calcext:value-type="float">
            <text:p>7.2603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24553" calcext:value-type="float">
            <text:p>5.2455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80221" calcext:value-type="float">
            <text:p>5.802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649" calcext:value-type="float">
            <text:p>6.6964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72857" calcext:value-type="float">
            <text:p>5.7285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32832" calcext:value-type="float">
            <text:p>6.328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02763" calcext:value-type="float">
            <text:p>6.0276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19297" calcext:value-type="float">
            <text:p>6.1929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7947" calcext:value-type="float">
            <text:p>6.879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2005" calcext:value-type="float">
            <text:p>6.20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1437" calcext:value-type="float">
            <text:p>6.14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93405" calcext:value-type="float">
            <text:p>6.934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03922" calcext:value-type="float">
            <text:p>6.039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81152" calcext:value-type="float">
            <text:p>5.8115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49511" calcext:value-type="float">
            <text:p>6.495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35774" calcext:value-type="float">
            <text:p>5.3577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43192" calcext:value-type="float">
            <text:p>5.4319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5812" calcext:value-type="float">
            <text:p>5.581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91973" calcext:value-type="float">
            <text:p>6.919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17647" calcext:value-type="float">
            <text:p>7.1764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1203" calcext:value-type="float">
            <text:p>6.812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48439" calcext:value-type="float">
            <text:p>6.4843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43047" calcext:value-type="float">
            <text:p>6.430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11949" calcext:value-type="float">
            <text:p>6.119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82225" calcext:value-type="float">
            <text:p>5.822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3477" calcext:value-type="float">
            <text:p>6.8347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16874" calcext:value-type="float">
            <text:p>6.1687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3778" calcext:value-type="float">
            <text:p>6.377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3858" calcext:value-type="float">
            <text:p>6.538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34536" calcext:value-type="float">
            <text:p>6.3453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20902" calcext:value-type="float">
            <text:p>7.209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28268" calcext:value-type="float">
            <text:p>7.2826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21825" calcext:value-type="float">
            <text:p>6.218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5518" calcext:value-type="float">
            <text:p>6.655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1243" calcext:value-type="float">
            <text:p>7.124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40576" calcext:value-type="float">
            <text:p>5.4057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96646" calcext:value-type="float">
            <text:p>6.9664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5353" calcext:value-type="float">
            <text:p>6.7535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5205" calcext:value-type="float">
            <text:p>5.52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5431" calcext:value-type="float">
            <text:p>5.54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57202" calcext:value-type="float">
            <text:p>5.572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08203" calcext:value-type="float">
            <text:p>6.082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48164" calcext:value-type="float">
            <text:p>6.481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7066" calcext:value-type="float">
            <text:p>6.5706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23951" calcext:value-type="float">
            <text:p>7.2395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21664" calcext:value-type="float">
            <text:p>6.216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34732" calcext:value-type="float">
            <text:p>7.3473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94929" calcext:value-type="float">
            <text:p>6.9492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21232" calcext:value-type="float">
            <text:p>7.2123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57184" calcext:value-type="float">
            <text:p>5.571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12801" calcext:value-type="float">
            <text:p>7.128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9214" calcext:value-type="float">
            <text:p>6.592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5343" calcext:value-type="float">
            <text:p>6.7534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5755" calcext:value-type="float">
            <text:p>6.757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41192" calcext:value-type="float">
            <text:p>7.4119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0885" calcext:value-type="float">
            <text:p>6.508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10354" calcext:value-type="float">
            <text:p>7.1035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3588" calcext:value-type="float">
            <text:p>6.7358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17241" calcext:value-type="float">
            <text:p>7.172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1203" calcext:value-type="float">
            <text:p>6.7120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38194" calcext:value-type="float">
            <text:p>6.381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25577" calcext:value-type="float">
            <text:p>6.2557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17626" calcext:value-type="float">
            <text:p>5.176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68831" calcext:value-type="float">
            <text:p>5.6883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61734" calcext:value-type="float">
            <text:p>5.617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3681" calcext:value-type="float">
            <text:p>5.368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53809" calcext:value-type="float">
            <text:p>5.5380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94063" calcext:value-type="float">
            <text:p>6.940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551" calcext:value-type="float">
            <text:p>7.55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09571" calcext:value-type="float">
            <text:p>6.095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94851" calcext:value-type="float">
            <text:p>6.9485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028" calcext:value-type="float">
            <text:p>6.70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1398" calcext:value-type="float">
            <text:p>6.8139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3383" calcext:value-type="float">
            <text:p>6.6338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22423" calcext:value-type="float">
            <text:p>7.224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36058" calcext:value-type="float">
            <text:p>5.3605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1674" calcext:value-type="float">
            <text:p>6.416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0445" calcext:value-type="float">
            <text:p>6.804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77331" calcext:value-type="float">
            <text:p>5.7733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09708" calcext:value-type="float">
            <text:p>6.0970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70602" calcext:value-type="float">
            <text:p>7.7060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20642" calcext:value-type="float">
            <text:p>7.2064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9438" calcext:value-type="float">
            <text:p>6.594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04743" calcext:value-type="float">
            <text:p>6.0474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92641" calcext:value-type="float">
            <text:p>6.9264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3087" calcext:value-type="float">
            <text:p>6.4308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45344" calcext:value-type="float">
            <text:p>6.4534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67611" calcext:value-type="float">
            <text:p>5.676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90212" calcext:value-type="float">
            <text:p>5.902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33739" calcext:value-type="float">
            <text:p>6.337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95967" calcext:value-type="float">
            <text:p>5.9596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829" calcext:value-type="float">
            <text:p>4.82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6402" calcext:value-type="float">
            <text:p>6.5640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2489" calcext:value-type="float">
            <text:p>6.8248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96022" calcext:value-type="float">
            <text:p>7.960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08165" calcext:value-type="float">
            <text:p>7.0816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3321" calcext:value-type="float">
            <text:p>7.33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90667" calcext:value-type="float">
            <text:p>6.9066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90956" calcext:value-type="float">
            <text:p>6.9095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33676" calcext:value-type="float">
            <text:p>6.3367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49738" calcext:value-type="float">
            <text:p>5.4973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8869" calcext:value-type="float">
            <text:p>6.7886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25389" calcext:value-type="float">
            <text:p>6.2538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96732" calcext:value-type="float">
            <text:p>5.967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50938" calcext:value-type="float">
            <text:p>6.5093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7282" calcext:value-type="float">
            <text:p>6.3728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13042" calcext:value-type="float">
            <text:p>5.1304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71771" calcext:value-type="float">
            <text:p>5.717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7433" calcext:value-type="float">
            <text:p>6.6743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14602" calcext:value-type="float">
            <text:p>6.146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53737" calcext:value-type="float">
            <text:p>5.537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46526" calcext:value-type="float">
            <text:p>5.4652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41007" calcext:value-type="float">
            <text:p>5.410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21759" calcext:value-type="float">
            <text:p>6.217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01732" calcext:value-type="float">
            <text:p>6.0173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11716" calcext:value-type="float">
            <text:p>6.117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90366" calcext:value-type="float">
            <text:p>5.9036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4412" calcext:value-type="float">
            <text:p>6.744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69597" calcext:value-type="float">
            <text:p>7.6959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5348" calcext:value-type="float">
            <text:p>6.6534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95985" calcext:value-type="float">
            <text:p>5.9598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7247" calcext:value-type="float">
            <text:p>6.5724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39287" calcext:value-type="float">
            <text:p>6.3928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47396" calcext:value-type="float">
            <text:p>5.4739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5706" calcext:value-type="float">
            <text:p>6.657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19131" calcext:value-type="float">
            <text:p>6.1913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2905" calcext:value-type="float">
            <text:p>6.29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3972" calcext:value-type="float">
            <text:p>6.4397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6933" calcext:value-type="float">
            <text:p>6.669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96748" calcext:value-type="float">
            <text:p>5.967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2664" calcext:value-type="float">
            <text:p>6.5266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9545" calcext:value-type="float">
            <text:p>5.95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73503" calcext:value-type="float">
            <text:p>5.7350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60486" calcext:value-type="float">
            <text:p>5.6048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38754" calcext:value-type="float">
            <text:p>5.3875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47931" calcext:value-type="float">
            <text:p>5.4793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51942" calcext:value-type="float">
            <text:p>5.5194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63709" calcext:value-type="float">
            <text:p>5.6370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11235" calcext:value-type="float">
            <text:p>6.112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025" calcext:value-type="float">
            <text:p>6.02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21293" calcext:value-type="float">
            <text:p>5.2129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9724" calcext:value-type="float">
            <text:p>6.597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10682" calcext:value-type="float">
            <text:p>7.1068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1603" calcext:value-type="float">
            <text:p>7.16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30758" calcext:value-type="float">
            <text:p>8.3075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81378" calcext:value-type="float">
            <text:p>6.8137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2618" calcext:value-type="float">
            <text:p>6.526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2787" calcext:value-type="float">
            <text:p>6.4278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6816" calcext:value-type="float">
            <text:p>6.468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68056" calcext:value-type="float">
            <text:p>7.6805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4521" calcext:value-type="float">
            <text:p>6.8452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15409" calcext:value-type="float">
            <text:p>6.1540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3564" calcext:value-type="float">
            <text:p>6.835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39646" calcext:value-type="float">
            <text:p>9.3964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24288" calcext:value-type="float">
            <text:p>7.2428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68108" calcext:value-type="float">
            <text:p>7.681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4294" calcext:value-type="float">
            <text:p>6.7429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98752" calcext:value-type="float">
            <text:p>6.987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90794" calcext:value-type="float">
            <text:p>5.9079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4432" calcext:value-type="float">
            <text:p>6.7443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8883" calcext:value-type="float">
            <text:p>6.5888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02531" calcext:value-type="float">
            <text:p>7.0253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71922" calcext:value-type="float">
            <text:p>7.719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40408" calcext:value-type="float">
            <text:p>5.4040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92806" calcext:value-type="float">
            <text:p>5.9280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0872" calcext:value-type="float">
            <text:p>6.7087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0212" calcext:value-type="float">
            <text:p>6.702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5622" calcext:value-type="float">
            <text:p>6.6562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91101" calcext:value-type="float">
            <text:p>4.911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46335" calcext:value-type="float">
            <text:p>5.4633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42691" calcext:value-type="float">
            <text:p>5.4269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22764" calcext:value-type="float">
            <text:p>6.2276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3489" calcext:value-type="float">
            <text:p>6.348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1564" calcext:value-type="float">
            <text:p>7.156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0334" calcext:value-type="float">
            <text:p>6.8033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5058" calcext:value-type="float">
            <text:p>7.505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6515" calcext:value-type="float">
            <text:p>7.65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34913" calcext:value-type="float">
            <text:p>7.3491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6481" calcext:value-type="float">
            <text:p>6.6648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35764" calcext:value-type="float">
            <text:p>6.3576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8701" calcext:value-type="float">
            <text:p>6.7870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01841" calcext:value-type="float">
            <text:p>6.018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13473" calcext:value-type="float">
            <text:p>6.1347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16069" calcext:value-type="float">
            <text:p>6.1606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0093" calcext:value-type="float">
            <text:p>6.7009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93786" calcext:value-type="float">
            <text:p>6.9378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04969" calcext:value-type="float">
            <text:p>7.0496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85792" calcext:value-type="float">
            <text:p>5.8579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947" calcext:value-type="float">
            <text:p>5.94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04897" calcext:value-type="float">
            <text:p>5.0489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56498" calcext:value-type="float">
            <text:p>4.5649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25373" calcext:value-type="float">
            <text:p>4.253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59285" calcext:value-type="float">
            <text:p>4.592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5819" calcext:value-type="float">
            <text:p>4.58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41405" calcext:value-type="float">
            <text:p>4.4140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58882" calcext:value-type="float">
            <text:p>4.5888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39491" calcext:value-type="float">
            <text:p>4.3949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48761" calcext:value-type="float">
            <text:p>4.4876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71886" calcext:value-type="float">
            <text:p>4.7188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13629" calcext:value-type="float">
            <text:p>4.1362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11513" calcext:value-type="float">
            <text:p>4.115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94661" calcext:value-type="float">
            <text:p>2.9466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35702" calcext:value-type="float">
            <text:p>3.357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49546" calcext:value-type="float">
            <text:p>3.4954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45712" calcext:value-type="float">
            <text:p>2.457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73063" calcext:value-type="float">
            <text:p>2.7306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89871" calcext:value-type="float">
            <text:p>2.898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91441" calcext:value-type="float">
            <text:p>2.9144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50634" calcext:value-type="float">
            <text:p>2.5063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2647" calcext:value-type="float">
            <text:p>2.3264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7693" calcext:value-type="float">
            <text:p>2.3769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13809" calcext:value-type="float">
            <text:p>2.1380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88746" calcext:value-type="float">
            <text:p>1.8874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84278" calcext:value-type="float">
            <text:p>1.8427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84278" calcext:value-type="float">
            <text:p>1.842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84278" calcext:value-type="float">
            <text:p>1.84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11095" calcext:value-type="float">
            <text:p>2.1109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11095" calcext:value-type="float">
            <text:p>2.1109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00792" calcext:value-type="float">
            <text:p>2.0079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00792" calcext:value-type="float">
            <text:p>2.0079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00792" calcext:value-type="float">
            <text:p>2.0079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04361" calcext:value-type="float">
            <text:p>2.0436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85137" calcext:value-type="float">
            <text:p>1.8513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85137" calcext:value-type="float">
            <text:p>1.8513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86871" calcext:value-type="float">
            <text:p>1.868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86871" calcext:value-type="float">
            <text:p>1.8687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09212" calcext:value-type="float">
            <text:p>2.092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09212" calcext:value-type="float">
            <text:p>2.092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09212" calcext:value-type="float">
            <text:p>2.092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9661" calcext:value-type="float">
            <text:p>1.4966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9661" calcext:value-type="float">
            <text:p>1.4966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9661" calcext:value-type="float">
            <text:p>1.4966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69704" calcext:value-type="float">
            <text:p>1.6970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11945" calcext:value-type="float">
            <text:p>2.1194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65404" calcext:value-type="float">
            <text:p>1.6540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79499" calcext:value-type="float">
            <text:p>1.7949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94826" calcext:value-type="float">
            <text:p>2.9482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94826" calcext:value-type="float">
            <text:p>2.9482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94826" calcext:value-type="float">
            <text:p>2.9482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93882" calcext:value-type="float">
            <text:p>2.9388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65693" calcext:value-type="float">
            <text:p>2.6569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83056" calcext:value-type="float">
            <text:p>1.8305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96592" calcext:value-type="float">
            <text:p>1.9659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55767" calcext:value-type="float">
            <text:p>1.5576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55767" calcext:value-type="float">
            <text:p>1.5576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8596" calcext:value-type="float">
            <text:p>1.4859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99149" calcext:value-type="float">
            <text:p>1.9914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06678" calcext:value-type="float">
            <text:p>2.0667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81259" calcext:value-type="float">
            <text:p>1.812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5107" calcext:value-type="float">
            <text:p>2.3510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89357" calcext:value-type="float">
            <text:p>2.893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71471" calcext:value-type="float">
            <text:p>1.7147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23068" calcext:value-type="float">
            <text:p>2.23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109" calcext:value-type="float">
            <text:p>2.310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63707" calcext:value-type="float">
            <text:p>2.637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49742" calcext:value-type="float">
            <text:p>2.497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29815" calcext:value-type="float">
            <text:p>2.298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22979" calcext:value-type="float">
            <text:p>2.229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22979" calcext:value-type="float">
            <text:p>2.2297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04318" calcext:value-type="float">
            <text:p>2.043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84062" calcext:value-type="float">
            <text:p>1.8406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84062" calcext:value-type="float">
            <text:p>1.8406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97247" calcext:value-type="float">
            <text:p>1.972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97247" calcext:value-type="float">
            <text:p>1.9724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68965" calcext:value-type="float">
            <text:p>1.6896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68965" calcext:value-type="float">
            <text:p>1.6896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68965" calcext:value-type="float">
            <text:p>1.6896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95078" calcext:value-type="float">
            <text:p>1.9507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27107" calcext:value-type="float">
            <text:p>2.2710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13989" calcext:value-type="float">
            <text:p>2.1398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36941" calcext:value-type="float">
            <text:p>3.3694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16478" calcext:value-type="float">
            <text:p>2.1647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16478" calcext:value-type="float">
            <text:p>2.1647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16478" calcext:value-type="float">
            <text:p>2.1647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16478" calcext:value-type="float">
            <text:p>2.1647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55553" calcext:value-type="float">
            <text:p>2.5555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55553" calcext:value-type="float">
            <text:p>2.5555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50693" calcext:value-type="float">
            <text:p>2.5069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50693" calcext:value-type="float">
            <text:p>2.5069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50693" calcext:value-type="float">
            <text:p>2.5069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50693" calcext:value-type="float">
            <text:p>2.5069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50693" calcext:value-type="float">
            <text:p>2.506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66592" calcext:value-type="float">
            <text:p>2.6659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66592" calcext:value-type="float">
            <text:p>2.6659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66592" calcext:value-type="float">
            <text:p>2.6659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63782" calcext:value-type="float">
            <text:p>2.6378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63782" calcext:value-type="float">
            <text:p>2.6378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63782" calcext:value-type="float">
            <text:p>2.6378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63782" calcext:value-type="float">
            <text:p>2.637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63805" calcext:value-type="float">
            <text:p>2.6380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70214" calcext:value-type="float">
            <text:p>2.7021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70214" calcext:value-type="float">
            <text:p>2.702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62235" calcext:value-type="float">
            <text:p>2.6223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62235" calcext:value-type="float">
            <text:p>2.6223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66592" calcext:value-type="float">
            <text:p>2.6659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66592" calcext:value-type="float">
            <text:p>2.6659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66592" calcext:value-type="float">
            <text:p>2.6659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6216" calcext:value-type="float">
            <text:p>2.62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6216" calcext:value-type="float">
            <text:p>2.62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52875" calcext:value-type="float">
            <text:p>2.5287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52875" calcext:value-type="float">
            <text:p>2.5287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52875" calcext:value-type="float">
            <text:p>2.5287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52875" calcext:value-type="float">
            <text:p>2.5287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60032" calcext:value-type="float">
            <text:p>2.6003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60032" calcext:value-type="float">
            <text:p>2.600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60032" calcext:value-type="float">
            <text:p>2.6003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85993" calcext:value-type="float">
            <text:p>1.859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85993" calcext:value-type="float">
            <text:p>1.8599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94716" calcext:value-type="float">
            <text:p>1.947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75813" calcext:value-type="float">
            <text:p>1.758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5813" calcext:value-type="float">
            <text:p>1.758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53263" calcext:value-type="float">
            <text:p>1.5326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93078" calcext:value-type="float">
            <text:p>1.930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93078" calcext:value-type="float">
            <text:p>1.9307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8027" calcext:value-type="float">
            <text:p>2.3802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8027" calcext:value-type="float">
            <text:p>2.380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8027" calcext:value-type="float">
            <text:p>2.3802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8027" calcext:value-type="float">
            <text:p>2.3802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8027" calcext:value-type="float">
            <text:p>2.3802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8027" calcext:value-type="float">
            <text:p>2.380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4838" calcext:value-type="float">
            <text:p>2.348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4838" calcext:value-type="float">
            <text:p>2.3483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4838" calcext:value-type="float">
            <text:p>2.3483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4838" calcext:value-type="float">
            <text:p>2.348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79837" calcext:value-type="float">
            <text:p>1.7983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79837" calcext:value-type="float">
            <text:p>1.7983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03052" calcext:value-type="float">
            <text:p>2.0305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03052" calcext:value-type="float">
            <text:p>2.0305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92493" calcext:value-type="float">
            <text:p>1.9249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92493" calcext:value-type="float">
            <text:p>1.9249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92493" calcext:value-type="float">
            <text:p>1.9249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1086" calcext:value-type="float">
            <text:p>2.108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74802" calcext:value-type="float">
            <text:p>2.748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4007" calcext:value-type="float">
            <text:p>2.340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09443" calcext:value-type="float">
            <text:p>2.0944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27167" calcext:value-type="float">
            <text:p>2.2716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08452" calcext:value-type="float">
            <text:p>2.0845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72286" calcext:value-type="float">
            <text:p>1.7228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72286" calcext:value-type="float">
            <text:p>1.7228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72286" calcext:value-type="float">
            <text:p>1.7228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01131" calcext:value-type="float">
            <text:p>2.0113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65954" calcext:value-type="float">
            <text:p>2.6595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24928" calcext:value-type="float">
            <text:p>2.249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24928" calcext:value-type="float">
            <text:p>2.2492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04318" calcext:value-type="float">
            <text:p>2.043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00687" calcext:value-type="float">
            <text:p>2.0068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87718" calcext:value-type="float">
            <text:p>1.877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87718" calcext:value-type="float">
            <text:p>1.877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87718" calcext:value-type="float">
            <text:p>1.877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87718" calcext:value-type="float">
            <text:p>1.877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87718" calcext:value-type="float">
            <text:p>1.877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87718" calcext:value-type="float">
            <text:p>1.877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0044" calcext:value-type="float">
            <text:p>2.004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29253" calcext:value-type="float">
            <text:p>2.2925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04318" calcext:value-type="float">
            <text:p>2.043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04318" calcext:value-type="float">
            <text:p>2.043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12687" calcext:value-type="float">
            <text:p>2.1268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06053" calcext:value-type="float">
            <text:p>2.0605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06053" calcext:value-type="float">
            <text:p>2.0605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89709" calcext:value-type="float">
            <text:p>1.8970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89709" calcext:value-type="float">
            <text:p>1.8970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89709" calcext:value-type="float">
            <text:p>1.8970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91583" calcext:value-type="float">
            <text:p>1.9158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83435" calcext:value-type="float">
            <text:p>1.8343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83435" calcext:value-type="float">
            <text:p>1.834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83435" calcext:value-type="float">
            <text:p>1.8343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9206" calcext:value-type="float">
            <text:p>2.3920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4676" calcext:value-type="float">
            <text:p>2.467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9357" calcext:value-type="float">
            <text:p>2.3935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3588" calcext:value-type="float">
            <text:p>2.3358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3588" calcext:value-type="float">
            <text:p>2.3358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34863" calcext:value-type="float">
            <text:p>3.3486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4313" calcext:value-type="float">
            <text:p>3.43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41174" calcext:value-type="float">
            <text:p>2.4117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41174" calcext:value-type="float">
            <text:p>2.4117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56111" calcext:value-type="float">
            <text:p>2.561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58923" calcext:value-type="float">
            <text:p>2.5892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58736" calcext:value-type="float">
            <text:p>2.587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60646" calcext:value-type="float">
            <text:p>2.606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54401" calcext:value-type="float">
            <text:p>2.544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49742" calcext:value-type="float">
            <text:p>2.4974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49742" calcext:value-type="float">
            <text:p>2.4974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82685" calcext:value-type="float">
            <text:p>2.826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84364" calcext:value-type="float">
            <text:p>2.843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84364" calcext:value-type="float">
            <text:p>2.8436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00458" calcext:value-type="float">
            <text:p>3.0045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02486" calcext:value-type="float">
            <text:p>3.0248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02486" calcext:value-type="float">
            <text:p>3.0248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02486" calcext:value-type="float">
            <text:p>3.0248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02486" calcext:value-type="float">
            <text:p>3.0248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0058" calcext:value-type="float">
            <text:p>2.3005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0058" calcext:value-type="float">
            <text:p>2.3005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55398" calcext:value-type="float">
            <text:p>2.5539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9206" calcext:value-type="float">
            <text:p>2.3920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20338" calcext:value-type="float">
            <text:p>3.203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79952" calcext:value-type="float">
            <text:p>2.7995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42866" calcext:value-type="float">
            <text:p>3.4286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45708" calcext:value-type="float">
            <text:p>3.4570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37764" calcext:value-type="float">
            <text:p>3.3776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84715" calcext:value-type="float">
            <text:p>3.847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35386" calcext:value-type="float">
            <text:p>4.3538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99634" calcext:value-type="float">
            <text:p>5.99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31001" calcext:value-type="float">
            <text:p>5.310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17386" calcext:value-type="float">
            <text:p>5.1738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03986" calcext:value-type="float">
            <text:p>6.0398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5937" calcext:value-type="float">
            <text:p>5.593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23988" calcext:value-type="float">
            <text:p>5.2398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45513" calcext:value-type="float">
            <text:p>4.455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80152" calcext:value-type="float">
            <text:p>4.8015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58666" calcext:value-type="float">
            <text:p>4.5866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4001" calcext:value-type="float">
            <text:p>4.400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32701" calcext:value-type="float">
            <text:p>5.3270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52304" calcext:value-type="float">
            <text:p>5.523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1512" calcext:value-type="float">
            <text:p>6.15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64808" calcext:value-type="float">
            <text:p>5.648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31806" calcext:value-type="float">
            <text:p>5.3180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2095" calcext:value-type="float">
            <text:p>5.209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55758" calcext:value-type="float">
            <text:p>5.5575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58038" calcext:value-type="float">
            <text:p>5.580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98808" calcext:value-type="float">
            <text:p>5.988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48157" calcext:value-type="float">
            <text:p>5.4815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18076" calcext:value-type="float">
            <text:p>5.180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61017" calcext:value-type="float">
            <text:p>5.6101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299" calcext:value-type="float">
            <text:p>5.29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60061" calcext:value-type="float">
            <text:p>5.600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20674" calcext:value-type="float">
            <text:p>5.2067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8336" calcext:value-type="float">
            <text:p>6.8833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45026" calcext:value-type="float">
            <text:p>5.4502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38008" calcext:value-type="float">
            <text:p>6.380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4818" calcext:value-type="float">
            <text:p>6.548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01881" calcext:value-type="float">
            <text:p>7.0188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11861" calcext:value-type="float">
            <text:p>5.1186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55329" calcext:value-type="float">
            <text:p>5.5532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90293" calcext:value-type="float">
            <text:p>4.9029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35299" calcext:value-type="float">
            <text:p>5.3529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38567" calcext:value-type="float">
            <text:p>4.3856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01379" calcext:value-type="float">
            <text:p>6.0137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05172" calcext:value-type="float">
            <text:p>5.0517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28691" calcext:value-type="float">
            <text:p>5.2869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57063" calcext:value-type="float">
            <text:p>4.5706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35376" calcext:value-type="float">
            <text:p>5.3537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98276" calcext:value-type="float">
            <text:p>5.9827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43312" calcext:value-type="float">
            <text:p>4.433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17428" calcext:value-type="float">
            <text:p>4.1742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.9503" calcext:value-type="float">
            <text:p>27.950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84514" calcext:value-type="float">
            <text:p>5.845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7572" calcext:value-type="float">
            <text:p>6.8757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42787" calcext:value-type="float">
            <text:p>6.4278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18105" calcext:value-type="float">
            <text:p>6.181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25196" calcext:value-type="float">
            <text:p>6.2519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55047" calcext:value-type="float">
            <text:p>7.550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20553" calcext:value-type="float">
            <text:p>7.205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5327" calcext:value-type="float">
            <text:p>6.8532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38146" calcext:value-type="float">
            <text:p>5.3814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4432" calcext:value-type="float">
            <text:p>4.443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62905" calcext:value-type="float">
            <text:p>5.6290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60187" calcext:value-type="float">
            <text:p>5.6018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58875" calcext:value-type="float">
            <text:p>5.5887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03421" calcext:value-type="float">
            <text:p>6.034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43373" calcext:value-type="float">
            <text:p>6.4337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30863" calcext:value-type="float">
            <text:p>5.308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08653" calcext:value-type="float">
            <text:p>5.0865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96413" calcext:value-type="float">
            <text:p>4.964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23116" calcext:value-type="float">
            <text:p>5.231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59044" calcext:value-type="float">
            <text:p>5.5904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03329" calcext:value-type="float">
            <text:p>6.033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83495" calcext:value-type="float">
            <text:p>5.8349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10179" calcext:value-type="float">
            <text:p>6.1017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11392" calcext:value-type="float">
            <text:p>6.1139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31826" calcext:value-type="float">
            <text:p>6.3182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4648" calcext:value-type="float">
            <text:p>6.464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19785" calcext:value-type="float">
            <text:p>5.1978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9182" calcext:value-type="float">
            <text:p>6.5918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51346" calcext:value-type="float">
            <text:p>7.5134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6283" calcext:value-type="float">
            <text:p>6.7628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63964" calcext:value-type="float">
            <text:p>5.6396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8362" calcext:value-type="float">
            <text:p>5.836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58911" calcext:value-type="float">
            <text:p>5.5891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714" calcext:value-type="float">
            <text:p>5.71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69592" calcext:value-type="float">
            <text:p>5.6959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5444" calcext:value-type="float">
            <text:p>6.544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5665" calcext:value-type="float">
            <text:p>6.8566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73627" calcext:value-type="float">
            <text:p>5.736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15145" calcext:value-type="float">
            <text:p>6.1514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95344" calcext:value-type="float">
            <text:p>5.9534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80631" calcext:value-type="float">
            <text:p>5.8063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99802" calcext:value-type="float">
            <text:p>4.9980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64577" calcext:value-type="float">
            <text:p>5.6457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79187" calcext:value-type="float">
            <text:p>7.7918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29746" calcext:value-type="float">
            <text:p>7.2974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2937" calcext:value-type="float">
            <text:p>6.5293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87941" calcext:value-type="float">
            <text:p>5.8794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92739" calcext:value-type="float">
            <text:p>5.9273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90733" calcext:value-type="float">
            <text:p>5.9073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3463" calcext:value-type="float">
            <text:p>6.346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9411" calcext:value-type="float">
            <text:p>6.394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94544" calcext:value-type="float">
            <text:p>5.9454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17591" calcext:value-type="float">
            <text:p>6.1759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17181" calcext:value-type="float">
            <text:p>6.1718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93316" calcext:value-type="float">
            <text:p>5.933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81656" calcext:value-type="float">
            <text:p>5.816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07033" calcext:value-type="float">
            <text:p>6.0703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18961" calcext:value-type="float">
            <text:p>6.189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27082" calcext:value-type="float">
            <text:p>6.2708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58996" calcext:value-type="float">
            <text:p>6.5899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.65262" calcext:value-type="float">
            <text:p>5.6526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45128" calcext:value-type="float">
            <text:p>6.4512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.40427" calcext:value-type="float">
            <text:p>5.4042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.43714" calcext:value-type="float">
            <text:p>5.4371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85522" calcext:value-type="float">
            <text:p>4.8552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.13544" calcext:value-type="float">
            <text:p>5.1354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06185" calcext:value-type="float">
            <text:p>6.0618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52194" calcext:value-type="float">
            <text:p>6.5219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51464" calcext:value-type="float">
            <text:p>6.5146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.40135" calcext:value-type="float">
            <text:p>5.4013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.2169" calcext:value-type="float">
            <text:p>5.216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44851" calcext:value-type="float">
            <text:p>6.4485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.93742" calcext:value-type="float">
            <text:p>5.9374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.15465" calcext:value-type="float">
            <text:p>5.1546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5.84724" calcext:value-type="float">
            <text:p>5.8472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18209" calcext:value-type="float">
            <text:p>6.1820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.67693" calcext:value-type="float">
            <text:p>3.6769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64574" calcext:value-type="float">
            <text:p>3.6457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.64574" calcext:value-type="float">
            <text:p>3.6457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.67693" calcext:value-type="float">
            <text:p>3.676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65498" calcext:value-type="float">
            <text:p>3.6549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.65498" calcext:value-type="float">
            <text:p>3.6549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.37533" calcext:value-type="float">
            <text:p>3.3753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.81648" calcext:value-type="float">
            <text:p>2.8164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.93386" calcext:value-type="float">
            <text:p>1.9338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8014" calcext:value-type="float">
            <text:p>1.801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03095" calcext:value-type="float">
            <text:p>2.0309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.84735" calcext:value-type="float">
            <text:p>1.8473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.47053" calcext:value-type="float">
            <text:p>1.4705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.63026" calcext:value-type="float">
            <text:p>1.6302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.63026" calcext:value-type="float">
            <text:p>1.6302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.63026" calcext:value-type="float">
            <text:p>1.6302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.63026" calcext:value-type="float">
            <text:p>1.6302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96976" calcext:value-type="float">
            <text:p>1.9697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.96976" calcext:value-type="float">
            <text:p>1.9697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.89918" calcext:value-type="float">
            <text:p>1.8991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89918" calcext:value-type="float">
            <text:p>1.8991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.89918" calcext:value-type="float">
            <text:p>1.8991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.89918" calcext:value-type="float">
            <text:p>1.8991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.04846" calcext:value-type="float">
            <text:p>2.048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7.6346" calcext:value-type="float">
            <text:p>17.634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5.3676" calcext:value-type="float">
            <text:p>55.367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8.3023" calcext:value-type="float">
            <text:p>68.30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2.3807" calcext:value-type="float">
            <text:p>42.380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5.164" calcext:value-type="float">
            <text:p>15.16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.72841" calcext:value-type="float">
            <text:p>9.7284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.53651" calcext:value-type="float">
            <text:p>8.5365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.27573" calcext:value-type="float">
            <text:p>7.2757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70011" calcext:value-type="float">
            <text:p>4.7001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73085" calcext:value-type="float">
            <text:p>4.7308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40325" calcext:value-type="float">
            <text:p>4.4032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.57682" calcext:value-type="float">
            <text:p>3.5768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.08603" calcext:value-type="float">
            <text:p>3.0860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.97772" calcext:value-type="float">
            <text:p>2.9777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.05542" calcext:value-type="float">
            <text:p>5.0554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85086" calcext:value-type="float">
            <text:p>6.8508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.68849" calcext:value-type="float">
            <text:p>7.6884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.99664" calcext:value-type="float">
            <text:p>7.9966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.46785" calcext:value-type="float">
            <text:p>7.4678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64608" calcext:value-type="float">
            <text:p>6.6460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.80332" calcext:value-type="float">
            <text:p>5.8033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.68404" calcext:value-type="float">
            <text:p>4.6840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.79376" calcext:value-type="float">
            <text:p>3.7937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.13609" calcext:value-type="float">
            <text:p>3.1360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.80238" calcext:value-type="float">
            <text:p>3.8023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.17654" calcext:value-type="float">
            <text:p>4.1765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.00753" calcext:value-type="float">
            <text:p>5.0075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.70955" calcext:value-type="float">
            <text:p>5.7095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69068" calcext:value-type="float">
            <text:p>7.6906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.72165" calcext:value-type="float">
            <text:p>8.7216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.53662" calcext:value-type="float">
            <text:p>7.5366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.59469" calcext:value-type="float">
            <text:p>5.5946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.31806" calcext:value-type="float">
            <text:p>5.3180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.8526" calcext:value-type="float">
            <text:p>5.852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.91709" calcext:value-type="float">
            <text:p>5.9170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.8539" calcext:value-type="float">
            <text:p>11.853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9.819" calcext:value-type="float">
            <text:p>19.81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5.9633" calcext:value-type="float">
            <text:p>25.963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1.8512" calcext:value-type="float">
            <text:p>21.851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2.5159" calcext:value-type="float">
            <text:p>12.515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.2742" calcext:value-type="float">
            <text:p>11.274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8.7632" calcext:value-type="float">
            <text:p>18.763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7.4625" calcext:value-type="float">
            <text:p>27.462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3.7041" calcext:value-type="float">
            <text:p>33.704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8.4137" calcext:value-type="float">
            <text:p>38.413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4.6173" calcext:value-type="float">
            <text:p>44.617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6.1139" calcext:value-type="float">
            <text:p>46.113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3.9859" calcext:value-type="float">
            <text:p>43.985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8.4209" calcext:value-type="float">
            <text:p>38.420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1.4128" calcext:value-type="float">
            <text:p>31.412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5.7606" calcext:value-type="float">
            <text:p>25.760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1.8156" calcext:value-type="float">
            <text:p>21.815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8.1251" calcext:value-type="float">
            <text:p>18.125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.2316" calcext:value-type="float">
            <text:p>14.231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.1889" calcext:value-type="float">
            <text:p>11.1889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.3078" calcext:value-type="float">
            <text:p>8.307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.61452" calcext:value-type="float">
            <text:p>5.6145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.48061" calcext:value-type="float">
            <text:p>1.4806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.39648" calcext:value-type="float">
            <text:p>1.3964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.41105" calcext:value-type="float">
            <text:p>1.4110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.62084" calcext:value-type="float">
            <text:p>2.6208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96802" calcext:value-type="float">
            <text:p>6.9680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.8483" calcext:value-type="float">
            <text:p>17.848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4.8245" calcext:value-type="float">
            <text:p>24.824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9.0991" calcext:value-type="float">
            <text:p>29.099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7.9223" calcext:value-type="float">
            <text:p>27.922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3.7772" calcext:value-type="float">
            <text:p>23.777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1.5948" calcext:value-type="float">
            <text:p>21.594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3.6462" calcext:value-type="float">
            <text:p>23.646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5.6396" calcext:value-type="float">
            <text:p>25.639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5.3361" calcext:value-type="float">
            <text:p>25.336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8.3681" calcext:value-type="float">
            <text:p>18.368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.35392" calcext:value-type="float">
            <text:p>9.3539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.0577" calcext:value-type="float">
            <text:p>10.057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4.0753" calcext:value-type="float">
            <text:p>24.075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0.7153" calcext:value-type="float">
            <text:p>30.715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9.3966" calcext:value-type="float">
            <text:p>29.39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5.1648" calcext:value-type="float">
            <text:p>25.164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0.3413" calcext:value-type="float">
            <text:p>20.341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3.5247" calcext:value-type="float">
            <text:p>13.524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.5696" calcext:value-type="float">
            <text:p>12.569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4.5434" calcext:value-type="float">
            <text:p>24.543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7.1508" calcext:value-type="float">
            <text:p>27.150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8.7624" calcext:value-type="float">
            <text:p>18.762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.223" calcext:value-type="float">
            <text:p>11.22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.61247" calcext:value-type="float">
            <text:p>8.6124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49298" calcext:value-type="float">
            <text:p>6.4929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.46632" calcext:value-type="float">
            <text:p>5.4663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.53647" calcext:value-type="float">
            <text:p>5.5364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.16511" calcext:value-type="float">
            <text:p>5.1651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.65753" calcext:value-type="float">
            <text:p>5.6575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79376" calcext:value-type="float">
            <text:p>4.7937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.91475" calcext:value-type="float">
            <text:p>4.9147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.04737" calcext:value-type="float">
            <text:p>5.0473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.23685" calcext:value-type="float">
            <text:p>5.2368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44175" calcext:value-type="float">
            <text:p>4.441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.95413" calcext:value-type="float">
            <text:p>4.9541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.97994" calcext:value-type="float">
            <text:p>5.9799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3.6764" calcext:value-type="float">
            <text:p>13.676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4.0621" calcext:value-type="float">
            <text:p>24.062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4.9842" calcext:value-type="float">
            <text:p>24.984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8.5249" calcext:value-type="float">
            <text:p>18.524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.7769" calcext:value-type="float">
            <text:p>14.776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2.292" calcext:value-type="float">
            <text:p>32.29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2.3464" calcext:value-type="float">
            <text:p>22.346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7.5199" calcext:value-type="float">
            <text:p>17.519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7.0075" calcext:value-type="float">
            <text:p>17.007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9.4203" calcext:value-type="float">
            <text:p>19.420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0.061" calcext:value-type="float">
            <text:p>20.06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0.9803" calcext:value-type="float">
            <text:p>20.980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0.6807" calcext:value-type="float">
            <text:p>20.680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9.5038" calcext:value-type="float">
            <text:p>19.503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7.9714" calcext:value-type="float">
            <text:p>17.971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5.2586" calcext:value-type="float">
            <text:p>15.258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.341" calcext:value-type="float">
            <text:p>10.34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.09405" calcext:value-type="float">
            <text:p>8.0940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33378" calcext:value-type="float">
            <text:p>6.3337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.79749" calcext:value-type="float">
            <text:p>5.7974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55615" calcext:value-type="float">
            <text:p>6.5561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.59719" calcext:value-type="float">
            <text:p>8.5971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.7231" calcext:value-type="float">
            <text:p>10.723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.0769" calcext:value-type="float">
            <text:p>11.076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.4571" calcext:value-type="float">
            <text:p>11.457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.5005" calcext:value-type="float">
            <text:p>10.500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.99921" calcext:value-type="float">
            <text:p>9.9992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.1616" calcext:value-type="float">
            <text:p>10.161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.1692" calcext:value-type="float">
            <text:p>10.169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.2004" calcext:value-type="float">
            <text:p>10.200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9.70404" calcext:value-type="float">
            <text:p>9.7040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.0396" calcext:value-type="float">
            <text:p>9.039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8.07283" calcext:value-type="float">
            <text:p>8.0728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.02504" calcext:value-type="float">
            <text:p>9.0250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8.84185" calcext:value-type="float">
            <text:p>8.8418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.8733" calcext:value-type="float">
            <text:p>10.873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3.328" calcext:value-type="float">
            <text:p>13.32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.0652" calcext:value-type="float">
            <text:p>15.065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2.3777" calcext:value-type="float">
            <text:p>22.377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.4641" calcext:value-type="float">
            <text:p>14.464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.40983" calcext:value-type="float">
            <text:p>2.4098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.37707" calcext:value-type="float">
            <text:p>4.3770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7.8836" calcext:value-type="float">
            <text:p>37.883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7.7632" calcext:value-type="float">
            <text:p>17.763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5.7689" calcext:value-type="float">
            <text:p>15.768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8.25174" calcext:value-type="float">
            <text:p>8.2517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.89641" calcext:value-type="float">
            <text:p>5.8964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.97213" calcext:value-type="float">
            <text:p>3.9721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.47683" calcext:value-type="float">
            <text:p>2.4768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.40349" calcext:value-type="float">
            <text:p>2.4034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.31915" calcext:value-type="float">
            <text:p>5.3191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4.9801" calcext:value-type="float">
            <text:p>24.980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3.7999" calcext:value-type="float">
            <text:p>33.79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1.0492" calcext:value-type="float">
            <text:p>21.049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5.0467" calcext:value-type="float">
            <text:p>15.046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.7081" calcext:value-type="float">
            <text:p>10.708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.92387" calcext:value-type="float">
            <text:p>9.9238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7.37164" calcext:value-type="float">
            <text:p>7.3716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.99433" calcext:value-type="float">
            <text:p>2.9943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.06678" calcext:value-type="float">
            <text:p>2.0667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.45515" calcext:value-type="float">
            <text:p>2.455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.45515" calcext:value-type="float">
            <text:p>2.4551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.45515" calcext:value-type="float">
            <text:p>2.4551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.44767" calcext:value-type="float">
            <text:p>2.4476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.44767" calcext:value-type="float">
            <text:p>2.4476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.13618" calcext:value-type="float">
            <text:p>2.1361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.03972" calcext:value-type="float">
            <text:p>2.0397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.81969" calcext:value-type="float">
            <text:p>1.8196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.74454" calcext:value-type="float">
            <text:p>1.7445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.03711" calcext:value-type="float">
            <text:p>2.0371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.02269" calcext:value-type="float">
            <text:p>2.0226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.73141" calcext:value-type="float">
            <text:p>1.7314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.73141" calcext:value-type="float">
            <text:p>1.7314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.73141" calcext:value-type="float">
            <text:p>1.7314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.89605" calcext:value-type="float">
            <text:p>1.8960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.89605" calcext:value-type="float">
            <text:p>1.8960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88608" calcext:value-type="float">
            <text:p>1.8860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.89918" calcext:value-type="float">
            <text:p>1.8991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.89918" calcext:value-type="float">
            <text:p>1.8991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93444" calcext:value-type="float">
            <text:p>1.9344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.88239" calcext:value-type="float">
            <text:p>1.8823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.94308" calcext:value-type="float">
            <text:p>1.9430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88457" calcext:value-type="float">
            <text:p>1.8845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.83847" calcext:value-type="float">
            <text:p>1.8384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.50322" calcext:value-type="float">
            <text:p>1.5032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.42505" calcext:value-type="float">
            <text:p>1.4250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.84459" calcext:value-type="float">
            <text:p>1.8445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.31792" calcext:value-type="float">
            <text:p>2.3179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40447" calcext:value-type="float">
            <text:p>2.4044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.9639" calcext:value-type="float">
            <text:p>1.963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.84029" calcext:value-type="float">
            <text:p>1.8402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.84029" calcext:value-type="float">
            <text:p>1.8402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.84029" calcext:value-type="float">
            <text:p>1.8402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.84029" calcext:value-type="float">
            <text:p>1.8402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.84029" calcext:value-type="float">
            <text:p>1.8402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.94154" calcext:value-type="float">
            <text:p>1.9415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52753" calcext:value-type="float">
            <text:p>1.5275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.13971" calcext:value-type="float">
            <text:p>2.1397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.92718" calcext:value-type="float">
            <text:p>1.9271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.06155" calcext:value-type="float">
            <text:p>2.06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9T17:09:11.968107378</dc:date>
    <dc:creator>Marcin Naw</dc:creator>
    <meta:document-statistic meta:table-count="1" meta:cell-count="2506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spline-resolution="27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34cm" svg:height="16.461cm" xlink:href=".." xlink:type="simple" chart:class="chart:line" chart:style-name="ch1">
        <chart:plot-area chart:style-name="ch2" table:cell-range-address="Sheet1.A1:Sheet1.B1253" chart:data-source-has-labels="column" svg:x="1.737cm" svg:y="1.451cm" svg:width="33.145cm" svg:height="13.7cm">
          <chartooo:coordinate-region svg:x="2.358cm" svg:y="1.65cm" svg:width="32.524cm" svg:height="12.446cm"/>
          <chart:axis chart:dimension="x" chart:name="primary-x" chart:style-name="ch3" chartooo:axis-type="auto">
            <chartooo:date-scale/>
            <chart:title svg:x="17.789cm" svg:y="15.48cm" chart:style-name="ch4">
              <text:p>Frame</text:p>
            </chart:title>
            <chart:categories table:cell-range-address="Sheet1.A1:Sheet1.A1253"/>
          </chart:axis>
          <chart:axis chart:dimension="y" chart:name="primary-y" chart:style-name="ch3">
            <chart:title svg:x="0.451cm" svg:y="10.144cm" chart:style-name="ch5">
              <text:p>Standard Deviation AC(i)</text:p>
            </chart:title>
            <chart:grid chart:style-name="ch6" chart:class="major"/>
          </chart:axis>
          <chart:series chart:style-name="ch7" chart:values-cell-range-address="Sheet1.B1:Sheet1.B1253" chart:class="chart:line">
            <chart:data-point chart:repeated="12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1253</svg:desc>
                </draw:g>
              </table:table-cell>
              <table:table-cell office:value-type="float" office:value="1.46385">
                <text:p>1.46385</text:p>
                <draw:g>
                  <svg:desc>Sheet1.B1:Sheet1.B125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23443">
                <text:p>1.234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9222">
                <text:p>1.792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9222">
                <text:p>1.792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9222">
                <text:p>1.79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9441">
                <text:p>1.94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1764">
                <text:p>2.417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1174">
                <text:p>2.411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29475">
                <text:p>2.294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29475">
                <text:p>2.294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20429">
                <text:p>2.204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20429">
                <text:p>2.204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6747">
                <text:p>2.367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9854">
                <text:p>2.398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18076">
                <text:p>2.180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20113">
                <text:p>2.201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20113">
                <text:p>2.201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26112">
                <text:p>3.261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70271">
                <text:p>3.7027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64138">
                <text:p>3.6413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50676">
                <text:p>3.506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7854">
                <text:p>2.678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51538">
                <text:p>2.5153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51538">
                <text:p>2.515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51538">
                <text:p>2.5153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82838">
                <text:p>2.828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82838">
                <text:p>2.82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82838">
                <text:p>2.8283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81361">
                <text:p>2.8136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81361">
                <text:p>2.8136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81361">
                <text:p>2.813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1861">
                <text:p>2.6186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1861">
                <text:p>2.6186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99379">
                <text:p>1.9937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27516">
                <text:p>2.275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07731">
                <text:p>2.077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07731">
                <text:p>2.077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07731">
                <text:p>2.0773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07731">
                <text:p>2.077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07731">
                <text:p>2.0773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93521">
                <text:p>1.9352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93521">
                <text:p>1.9352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74546">
                <text:p>1.745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.6872">
                <text:p>41.68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9.9363">
                <text:p>59.936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.3825">
                <text:p>36.38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.6256">
                <text:p>19.625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9.4805">
                <text:p>19.48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7.9534">
                <text:p>17.953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.9416">
                <text:p>11.941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.55903">
                <text:p>7.5590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.4026">
                <text:p>16.402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2.5111">
                <text:p>32.51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.33536">
                <text:p>5.3353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99166">
                <text:p>4.991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4.7503">
                <text:p>14.75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1783">
                <text:p>15.178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.86235">
                <text:p>9.8623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.3559">
                <text:p>14.355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.4101">
                <text:p>14.41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.2724">
                <text:p>18.272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0.1163">
                <text:p>20.11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9.8103">
                <text:p>39.810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.7584">
                <text:p>12.75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34251">
                <text:p>3.3425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63707">
                <text:p>2.637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62561">
                <text:p>1.6256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62561">
                <text:p>1.6256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872872">
                <text:p>0.8728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779035">
                <text:p>0.77903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.74794">
                <text:p>1.747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5405">
                <text:p>2.54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24575">
                <text:p>2.245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.73064">
                <text:p>5.7306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.83799">
                <text:p>3.8379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98006">
                <text:p>1.9800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.98006">
                <text:p>1.9800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65232">
                <text:p>1.6523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11981">
                <text:p>1.1198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81593">
                <text:p>1.8159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02538">
                <text:p>2.02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09964">
                <text:p>2.0996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09964">
                <text:p>2.0996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49742">
                <text:p>2.4974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43726">
                <text:p>2.4372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40514">
                <text:p>2.4051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40777">
                <text:p>2.4077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24443">
                <text:p>2.2444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.41416">
                <text:p>3.4141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93295">
                <text:p>2.9329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.10238">
                <text:p>3.1023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.27626">
                <text:p>3.2762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.07481">
                <text:p>5.074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.01127">
                <text:p>5.011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65464">
                <text:p>4.6546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.97444">
                <text:p>4.9744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.0988">
                <text:p>5.098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.56349">
                <text:p>5.5634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6.00256">
                <text:p>6.002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.7461">
                <text:p>5.746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5.95885">
                <text:p>5.9588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.69424">
                <text:p>5.6942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.14386">
                <text:p>5.1438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.05228">
                <text:p>5.052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14655">
                <text:p>3.1465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07173">
                <text:p>3.0717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.01414">
                <text:p>3.0141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78989">
                <text:p>2.7898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33371">
                <text:p>2.3337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32652">
                <text:p>2.3265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1222">
                <text:p>2.12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.1511">
                <text:p>11.151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5.4755">
                <text:p>65.47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.5963">
                <text:p>12.596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.19235">
                <text:p>6.1923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8.79945">
                <text:p>8.7994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.37484">
                <text:p>6.374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7.5355">
                <text:p>17.535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9.76112">
                <text:p>9.7611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.31978">
                <text:p>1.3197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.65404">
                <text:p>1.654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89081">
                <text:p>1.8908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.0424">
                <text:p>4.042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0.5333">
                <text:p>10.53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8.8729">
                <text:p>18.872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.5614">
                <text:p>16.561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.6201">
                <text:p>11.620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5.03953">
                <text:p>5.0395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38251">
                <text:p>2.3825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79699">
                <text:p>1.796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97203">
                <text:p>1.972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0837">
                <text:p>1.9083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74574">
                <text:p>1.7457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97203">
                <text:p>1.9720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.97203">
                <text:p>1.9720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0057">
                <text:p>2.005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0057">
                <text:p>2.005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.62391">
                <text:p>2.6239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55024">
                <text:p>2.5502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.85913">
                <text:p>2.8591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.85913">
                <text:p>2.859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90866">
                <text:p>2.908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.70636">
                <text:p>2.7063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70636">
                <text:p>2.7063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61136">
                <text:p>2.6113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.61136">
                <text:p>2.6113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.6487">
                <text:p>2.648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.76314">
                <text:p>2.7631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.22068">
                <text:p>3.2206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.19795">
                <text:p>4.1979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4.02124">
                <text:p>4.021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15844">
                <text:p>4.1584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.98033">
                <text:p>3.9803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.73741">
                <text:p>3.7374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4.46478">
                <text:p>4.4647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.5807">
                <text:p>3.580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4.50988">
                <text:p>4.5098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.93969">
                <text:p>4.9396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.40032">
                <text:p>6.4003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5.79458">
                <text:p>5.794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.14087">
                <text:p>6.1408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.96875">
                <text:p>5.968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5.67766">
                <text:p>5.6776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5.7666">
                <text:p>5.766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.87702">
                <text:p>6.877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.86547">
                <text:p>6.8654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.74726">
                <text:p>6.7472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.39342">
                <text:p>7.3934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.26765">
                <text:p>6.2676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.63203">
                <text:p>6.632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.28046">
                <text:p>6.2804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.19452">
                <text:p>6.1945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.36652">
                <text:p>7.366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.76884">
                <text:p>5.76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5.49088">
                <text:p>5.4908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5.90937">
                <text:p>5.909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.87399">
                <text:p>6.8739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.31694">
                <text:p>6.3169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.36207">
                <text:p>6.3620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.21115">
                <text:p>6.211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00936">
                <text:p>8.0093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5.92144">
                <text:p>5.9214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.66161">
                <text:p>6.6616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.81929">
                <text:p>5.8192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5.91254">
                <text:p>5.9125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.53211">
                <text:p>6.5321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.93843">
                <text:p>6.938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.89138">
                <text:p>6.8913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7.19814">
                <text:p>7.1981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.14254">
                <text:p>7.142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27155">
                <text:p>6.2715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.89359">
                <text:p>6.8935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.7764">
                <text:p>6.776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6.56402">
                <text:p>6.564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6.09702">
                <text:p>6.097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.79052">
                <text:p>6.7905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.40436">
                <text:p>6.4043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.8086">
                <text:p>5.808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.92444">
                <text:p>5.9244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.83595">
                <text:p>6.8359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29939">
                <text:p>6.2993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.70955">
                <text:p>5.709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.88748">
                <text:p>5.8874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.85944">
                <text:p>5.8594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6.76879">
                <text:p>6.7687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.99264">
                <text:p>5.9926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6.14424">
                <text:p>6.1442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6.59365">
                <text:p>6.5936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6.23323">
                <text:p>6.2332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5.41593">
                <text:p>5.4159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.56578">
                <text:p>5.5657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.05661">
                <text:p>6.0566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.59682">
                <text:p>5.5968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.56881">
                <text:p>5.5688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5.44177">
                <text:p>5.4417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.56981">
                <text:p>5.5698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5.50865">
                <text:p>5.5086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5.62923">
                <text:p>5.6292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.07403">
                <text:p>5.0740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.81133">
                <text:p>5.811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.49422">
                <text:p>5.4942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2.9733">
                <text:p>22.973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.15918">
                <text:p>6.1591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5.9013">
                <text:p>5.901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6.2905">
                <text:p>6.290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.26026">
                <text:p>5.2602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5.27063">
                <text:p>5.2706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.84045">
                <text:p>5.8404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7.59699">
                <text:p>7.5969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.95992">
                <text:p>6.95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.54828">
                <text:p>6.5482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6.62919">
                <text:p>6.6291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8.19672">
                <text:p>8.1967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7.08116">
                <text:p>7.0811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.13001">
                <text:p>7.1300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.47786">
                <text:p>5.4778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6.37945">
                <text:p>6.379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.58876">
                <text:p>6.588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6.38386">
                <text:p>6.3838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.37829">
                <text:p>6.3782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.38402">
                <text:p>6.384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.38619">
                <text:p>6.38619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5.36798">
                <text:p>5.3679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6.83462">
                <text:p>6.8346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6.69634">
                <text:p>6.6963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6.30665">
                <text:p>6.3066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5.06366">
                <text:p>5.0636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.88884">
                <text:p>4.88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5.24849">
                <text:p>5.248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.67347">
                <text:p>5.67347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5.76447">
                <text:p>5.7644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5.65192">
                <text:p>5.6519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6.22559">
                <text:p>6.2255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6.29435">
                <text:p>6.2943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5.38627">
                <text:p>5.3862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6.22136">
                <text:p>6.2213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5.82474">
                <text:p>5.8247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5.30863">
                <text:p>5.3086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5.23645">
                <text:p>5.236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.27416">
                <text:p>6.2741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6.33584">
                <text:p>6.335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6.38753">
                <text:p>6.3875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.49594">
                <text:p>5.4959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5.17259">
                <text:p>5.1725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.66284">
                <text:p>4.662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7.2629">
                <text:p>7.262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.80101">
                <text:p>6.8010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6.69688">
                <text:p>6.6968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6.90121">
                <text:p>6.9012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.26522">
                <text:p>6.2652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7.3181">
                <text:p>7.318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6.63996">
                <text:p>6.6399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6.72002">
                <text:p>6.72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6.19602">
                <text:p>6.196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.1437">
                <text:p>6.143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7.95896">
                <text:p>7.9589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6.83014">
                <text:p>6.8301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6.81938">
                <text:p>6.8193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6.47209">
                <text:p>6.472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.00231">
                <text:p>6.0023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.24631">
                <text:p>5.2463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5.70972">
                <text:p>5.7097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5.70714">
                <text:p>5.7071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6.48533">
                <text:p>6.4853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6.22208">
                <text:p>6.2220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6.88569">
                <text:p>6.88569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7.40802">
                <text:p>7.408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7.47635">
                <text:p>7.4763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6.05325">
                <text:p>6.053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.99965">
                <text:p>5.9996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6.35692">
                <text:p>6.3569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6.97215">
                <text:p>6.9721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5.26083">
                <text:p>5.2608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5.75423">
                <text:p>5.7542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5.9294">
                <text:p>5.929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6.23729">
                <text:p>6.2372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6.15892">
                <text:p>6.1589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6.16441">
                <text:p>6.1644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6.90231">
                <text:p>6.902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.76879">
                <text:p>6.7687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6.60567">
                <text:p>6.6056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7.00508">
                <text:p>7.0050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7.6832">
                <text:p>7.683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8.00496">
                <text:p>8.004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.48544">
                <text:p>7.48544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6.7477">
                <text:p>6.747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6.0056">
                <text:p>6.005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6.53362">
                <text:p>6.5336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6.32626">
                <text:p>6.326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.56422">
                <text:p>6.5642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6.911">
                <text:p>6.911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7.21818">
                <text:p>7.2181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5.72441">
                <text:p>5.7244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.60415">
                <text:p>6.6041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5.92781">
                <text:p>5.9278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6.75461">
                <text:p>6.7546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5.66027">
                <text:p>5.6602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5.75138">
                <text:p>5.7513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6.29492">
                <text:p>6.294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.82171">
                <text:p>6.82171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6.55878">
                <text:p>6.5587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6.31512">
                <text:p>6.3151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6.92985">
                <text:p>6.9298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6.3148">
                <text:p>6.314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5.17508">
                <text:p>5.1750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6.65548">
                <text:p>6.6554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6.4408">
                <text:p>6.440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6.92928">
                <text:p>6.9292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6.04078">
                <text:p>6.040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.36465">
                <text:p>5.3646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4.98069">
                <text:p>4.9806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6.4127">
                <text:p>6.4127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7.10243">
                <text:p>7.10243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7.40199">
                <text:p>7.40199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7.06201">
                <text:p>7.062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7.02869">
                <text:p>7.02869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6.7172">
                <text:p>6.717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5.53127">
                <text:p>5.5312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6.81238">
                <text:p>6.812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.4391">
                <text:p>7.4391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.32704">
                <text:p>6.3270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6.52468">
                <text:p>6.5246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6.93958">
                <text:p>6.9395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6.75255">
                <text:p>6.7525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6.65488">
                <text:p>6.6548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5.97315">
                <text:p>5.9731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.70607">
                <text:p>5.7060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5.57166">
                <text:p>5.5716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5.74862">
                <text:p>5.7486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.27092">
                <text:p>6.2709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5.75965">
                <text:p>5.75965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7.3325">
                <text:p>7.332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.56589">
                <text:p>6.56589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6.65548">
                <text:p>6.6554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.45835">
                <text:p>6.458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7.00112">
                <text:p>7.0011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6.88985">
                <text:p>6.8898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5.86334">
                <text:p>5.8633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.73687">
                <text:p>5.736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.52314">
                <text:p>6.5231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5.8111">
                <text:p>5.811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6.29429">
                <text:p>6.2942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5.88074">
                <text:p>5.8807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.70712">
                <text:p>5.7071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.089">
                <text:p>7.08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6.26164">
                <text:p>6.2616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6.39659">
                <text:p>6.39659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6.5246">
                <text:p>6.524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5.8891">
                <text:p>5.889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.55923">
                <text:p>6.5592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6.74596">
                <text:p>6.7459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6.93786">
                <text:p>6.9378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6.70672">
                <text:p>6.7067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6.51951">
                <text:p>6.5195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5.89018">
                <text:p>5.8901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7.8173">
                <text:p>7.817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7.63496">
                <text:p>7.63496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7.70738">
                <text:p>7.7073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6.43664">
                <text:p>6.436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72083">
                <text:p>5.7208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6.40914">
                <text:p>6.4091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6.00642">
                <text:p>6.0064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.09552">
                <text:p>5.0955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5.32065">
                <text:p>5.3206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.04429">
                <text:p>6.0442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5.97645">
                <text:p>5.9764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6.02259">
                <text:p>6.0225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6.05282">
                <text:p>6.0528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5.70033">
                <text:p>5.7003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.56206">
                <text:p>5.56206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5.76041">
                <text:p>5.7604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.54712">
                <text:p>4.5471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.88509">
                <text:p>4.8850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5.3377">
                <text:p>5.337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.6368">
                <text:p>5.636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5.83042">
                <text:p>5.8304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.65304">
                <text:p>4.6530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5.67766">
                <text:p>5.6776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.46472">
                <text:p>6.464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02057">
                <text:p>5.0205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5.41435">
                <text:p>5.4143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.9848">
                <text:p>4.9848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.17599">
                <text:p>6.175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.18113">
                <text:p>6.1811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.50593">
                <text:p>6.50593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.0997">
                <text:p>6.099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6.90797">
                <text:p>6.9079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5.63683">
                <text:p>5.6368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7.03236">
                <text:p>7.0323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.37231">
                <text:p>7.3723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.13052">
                <text:p>6.1305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.51751">
                <text:p>6.5175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5.94917">
                <text:p>5.9491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.21664">
                <text:p>6.2166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.459">
                <text:p>7.45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6.01057">
                <text:p>6.0105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6.30916">
                <text:p>6.3091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6.18979">
                <text:p>6.1897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7.3765">
                <text:p>7.376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.27846">
                <text:p>7.2784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7.17109">
                <text:p>7.1710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6.43232">
                <text:p>6.4323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6.15699">
                <text:p>6.1569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6.42902">
                <text:p>6.429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6.8368">
                <text:p>6.836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6.43373">
                <text:p>6.4337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5.93999">
                <text:p>5.9399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.71331">
                <text:p>5.7133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7.20145">
                <text:p>7.2014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.60886">
                <text:p>5.6088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6.70478">
                <text:p>6.70478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6.63921">
                <text:p>6.6392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6.23068">
                <text:p>6.23068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6.16488">
                <text:p>6.1648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5.72569">
                <text:p>5.7256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6.23323">
                <text:p>6.23323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.68616">
                <text:p>4.68616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5.88304">
                <text:p>5.8830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5.9734">
                <text:p>5.973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.85676">
                <text:p>5.8567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.73816">
                <text:p>4.73816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5.03913">
                <text:p>5.0391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.42934">
                <text:p>4.4293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5.46235">
                <text:p>5.4623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5.73627">
                <text:p>5.7362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5.92404">
                <text:p>5.9240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6.06167">
                <text:p>6.0616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5.23078">
                <text:p>5.2307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.40904">
                <text:p>5.4090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.81747">
                <text:p>5.8174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5.39085">
                <text:p>5.3908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5.57978">
                <text:p>5.5797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6.54136">
                <text:p>6.54136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5.31113">
                <text:p>5.3111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.83503">
                <text:p>5.8350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.8413">
                <text:p>5.841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.74284">
                <text:p>5.7428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7.88595">
                <text:p>7.8859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8.2593">
                <text:p>8.259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.44924">
                <text:p>5.4492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7.26031">
                <text:p>7.2603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5.24553">
                <text:p>5.2455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5.80221">
                <text:p>5.8022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6.69649">
                <text:p>6.69649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5.72857">
                <text:p>5.72857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6.32832">
                <text:p>6.3283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6.02763">
                <text:p>6.02763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6.19297">
                <text:p>6.19297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6.87947">
                <text:p>6.8794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.2005">
                <text:p>6.20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6.1437">
                <text:p>6.1437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6.93405">
                <text:p>6.934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6.03922">
                <text:p>6.03922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5.81152">
                <text:p>5.8115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.49511">
                <text:p>6.4951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5.35774">
                <text:p>5.35774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5.43192">
                <text:p>5.4319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5.5812">
                <text:p>5.5812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6.91973">
                <text:p>6.919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17647">
                <text:p>7.1764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6.81203">
                <text:p>6.8120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6.48439">
                <text:p>6.48439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6.43047">
                <text:p>6.43047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6.11949">
                <text:p>6.11949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5.82225">
                <text:p>5.8222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6.83477">
                <text:p>6.8347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.16874">
                <text:p>6.1687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6.3778">
                <text:p>6.377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6.53858">
                <text:p>6.5385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.34536">
                <text:p>6.3453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7.20902">
                <text:p>7.2090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.28268">
                <text:p>7.2826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6.21825">
                <text:p>6.2182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6.65518">
                <text:p>6.6551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7.1243">
                <text:p>7.124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.40576">
                <text:p>5.4057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6.96646">
                <text:p>6.96646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6.75353">
                <text:p>6.7535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.5205">
                <text:p>5.520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.5431">
                <text:p>5.543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5.57202">
                <text:p>5.5720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6.08203">
                <text:p>6.08203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6.48164">
                <text:p>6.4816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6.57066">
                <text:p>6.57066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.23951">
                <text:p>7.2395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6.21664">
                <text:p>6.2166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7.34732">
                <text:p>7.3473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6.94929">
                <text:p>6.9492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7.21232">
                <text:p>7.2123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.57184">
                <text:p>5.5718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7.12801">
                <text:p>7.1280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6.59214">
                <text:p>6.59214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6.75343">
                <text:p>6.7534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6.75755">
                <text:p>6.7575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7.41192">
                <text:p>7.4119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6.50885">
                <text:p>6.50885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7.10354">
                <text:p>7.1035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6.73588">
                <text:p>6.7358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7.17241">
                <text:p>7.1724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.71203">
                <text:p>6.71203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6.38194">
                <text:p>6.38194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6.25577">
                <text:p>6.25577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.17626">
                <text:p>5.17626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.68831">
                <text:p>5.68831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.61734">
                <text:p>5.61734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.3681">
                <text:p>5.368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.53809">
                <text:p>5.5380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6.94063">
                <text:p>6.9406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551">
                <text:p>7.551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6.09571">
                <text:p>6.0957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6.94851">
                <text:p>6.9485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6.7028">
                <text:p>6.702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6.81398">
                <text:p>6.8139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6.63383">
                <text:p>6.6338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7.22423">
                <text:p>7.22423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5.36058">
                <text:p>5.36058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6.41674">
                <text:p>6.4167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6.80445">
                <text:p>6.8044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.77331">
                <text:p>5.77331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6.09708">
                <text:p>6.0970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7.70602">
                <text:p>7.70602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7.20642">
                <text:p>7.2064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6.59438">
                <text:p>6.5943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6.04743">
                <text:p>6.04743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6.92641">
                <text:p>6.9264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6.43087">
                <text:p>6.4308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6.45344">
                <text:p>6.45344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.67611">
                <text:p>5.6761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.90212">
                <text:p>5.90212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6.33739">
                <text:p>6.33739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5.95967">
                <text:p>5.95967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.829">
                <text:p>4.829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6.56402">
                <text:p>6.5640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6.82489">
                <text:p>6.8248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7.96022">
                <text:p>7.9602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7.08165">
                <text:p>7.08165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7.3321">
                <text:p>7.332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6.90667">
                <text:p>6.9066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.90956">
                <text:p>6.9095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6.33676">
                <text:p>6.3367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5.49738">
                <text:p>5.4973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6.78869">
                <text:p>6.78869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6.25389">
                <text:p>6.25389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.96732">
                <text:p>5.9673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6.50938">
                <text:p>6.5093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6.37282">
                <text:p>6.3728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5.13042">
                <text:p>5.13042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.71771">
                <text:p>5.7177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.67433">
                <text:p>6.67433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6.14602">
                <text:p>6.1460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.53737">
                <text:p>5.5373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.46526">
                <text:p>5.46526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5.41007">
                <text:p>5.4100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.21759">
                <text:p>6.21759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6.01732">
                <text:p>6.01732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6.11716">
                <text:p>6.1171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.90366">
                <text:p>5.9036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6.74412">
                <text:p>6.744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.69597">
                <text:p>7.6959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.65348">
                <text:p>6.65348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5.95985">
                <text:p>5.95985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6.57247">
                <text:p>6.5724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6.39287">
                <text:p>6.3928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5.47396">
                <text:p>5.4739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.65706">
                <text:p>6.6570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6.19131">
                <text:p>6.1913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6.2905">
                <text:p>6.2905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6.43972">
                <text:p>6.4397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.66933">
                <text:p>6.6693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5.96748">
                <text:p>5.9674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.52664">
                <text:p>6.5266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5.9545">
                <text:p>5.9545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5.73503">
                <text:p>5.7350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5.60486">
                <text:p>5.6048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.38754">
                <text:p>5.3875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.47931">
                <text:p>5.4793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5.51942">
                <text:p>5.5194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5.63709">
                <text:p>5.6370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.11235">
                <text:p>6.11235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5.21293">
                <text:p>5.21293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.59724">
                <text:p>6.59724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7.10682">
                <text:p>7.1068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7.1603">
                <text:p>7.160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8.30758">
                <text:p>8.30758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6.81378">
                <text:p>6.81378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6.52618">
                <text:p>6.5261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6.42787">
                <text:p>6.4278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.46816">
                <text:p>6.4681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7.68056">
                <text:p>7.68056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6.84521">
                <text:p>6.84521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6.15409">
                <text:p>6.15409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.83564">
                <text:p>6.8356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9.39646">
                <text:p>9.39646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7.24288">
                <text:p>7.2428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7.68108">
                <text:p>7.68108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.74294">
                <text:p>6.74294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6.98752">
                <text:p>6.987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.90794">
                <text:p>5.90794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6.74432">
                <text:p>6.7443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6.58883">
                <text:p>6.58883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7.02531">
                <text:p>7.0253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7.71922">
                <text:p>7.71922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5.40408">
                <text:p>5.4040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5.92806">
                <text:p>5.92806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6.70872">
                <text:p>6.7087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6.70212">
                <text:p>6.7021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6.65622">
                <text:p>6.656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.91101">
                <text:p>4.91101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5.46335">
                <text:p>5.46335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.42691">
                <text:p>5.4269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6.22764">
                <text:p>6.2276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.3489">
                <text:p>6.348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7.1564">
                <text:p>7.1564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.80334">
                <text:p>6.80334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7.5058">
                <text:p>7.505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7.6515">
                <text:p>7.6515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7.34913">
                <text:p>7.349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.66481">
                <text:p>6.6648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.35764">
                <text:p>6.35764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.78701">
                <text:p>6.78701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.01841">
                <text:p>6.0184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.13473">
                <text:p>6.1347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6.16069">
                <text:p>6.1606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6.70093">
                <text:p>6.70093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.93786">
                <text:p>6.93786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7.04969">
                <text:p>7.04969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5.85792">
                <text:p>5.8579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.947">
                <text:p>5.947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5.04897">
                <text:p>5.04897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4.56498">
                <text:p>4.5649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4.25373">
                <text:p>4.25373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4.59285">
                <text:p>4.59285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4.5819">
                <text:p>4.5819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4.41405">
                <text:p>4.4140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.58882">
                <text:p>4.58882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4.39491">
                <text:p>4.3949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.48761">
                <text:p>4.48761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4.71886">
                <text:p>4.7188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.13629">
                <text:p>4.13629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.11513">
                <text:p>4.11513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.94661">
                <text:p>2.94661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3.35702">
                <text:p>3.3570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.49546">
                <text:p>3.49546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2.45712">
                <text:p>2.45712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2.73063">
                <text:p>2.73063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.687">
                <text:p>2.68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.89871">
                <text:p>2.89871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.91441">
                <text:p>2.9144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2.50634">
                <text:p>2.50634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.32647">
                <text:p>2.32647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.37693">
                <text:p>2.37693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2.13809">
                <text:p>2.13809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.88746">
                <text:p>1.8874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.84278">
                <text:p>1.84278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.84278">
                <text:p>1.8427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.84278">
                <text:p>1.842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11095">
                <text:p>2.11095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.11095">
                <text:p>2.1109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.00792">
                <text:p>2.00792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.00792">
                <text:p>2.0079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2.00792">
                <text:p>2.0079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.04361">
                <text:p>2.0436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.85137">
                <text:p>1.8513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.85137">
                <text:p>1.8513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.86871">
                <text:p>1.86871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.86871">
                <text:p>1.8687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.09212">
                <text:p>2.0921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2.09212">
                <text:p>2.09212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.09212">
                <text:p>2.0921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.49661">
                <text:p>1.4966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.49661">
                <text:p>1.49661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.49661">
                <text:p>1.49661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.69704">
                <text:p>1.6970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.11945">
                <text:p>2.11945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65404">
                <text:p>1.65404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.79499">
                <text:p>1.7949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94826">
                <text:p>2.9482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.94826">
                <text:p>2.94826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2.94826">
                <text:p>2.9482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.93882">
                <text:p>2.93882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.65693">
                <text:p>2.6569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.83056">
                <text:p>1.8305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.96592">
                <text:p>1.9659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.55767">
                <text:p>1.5576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.55767">
                <text:p>1.5576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.48596">
                <text:p>1.4859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99149">
                <text:p>1.9914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.06678">
                <text:p>2.0667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.81259">
                <text:p>1.8125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2.35107">
                <text:p>2.3510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.89357">
                <text:p>2.8935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.71471">
                <text:p>1.71471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.23068">
                <text:p>2.23068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.3109">
                <text:p>2.3109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.63707">
                <text:p>2.6370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.49742">
                <text:p>2.49742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.29815">
                <text:p>2.29815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.22979">
                <text:p>2.22979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.22979">
                <text:p>2.2297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.04318">
                <text:p>2.0431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.84062">
                <text:p>1.84062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.84062">
                <text:p>1.8406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.97247">
                <text:p>1.9724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.97247">
                <text:p>1.97247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.68965">
                <text:p>1.6896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68965">
                <text:p>1.68965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.68965">
                <text:p>1.68965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.95078">
                <text:p>1.95078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.27107">
                <text:p>2.27107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.13989">
                <text:p>2.1398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.36941">
                <text:p>3.36941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.16478">
                <text:p>2.16478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2.16478">
                <text:p>2.16478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2.16478">
                <text:p>2.1647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.16478">
                <text:p>2.1647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2.55553">
                <text:p>2.55553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.55553">
                <text:p>2.55553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.50693">
                <text:p>2.5069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.50693">
                <text:p>2.5069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.50693">
                <text:p>2.5069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2.50693">
                <text:p>2.50693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2.50693">
                <text:p>2.5069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66592">
                <text:p>2.6659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.66592">
                <text:p>2.6659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.66592">
                <text:p>2.6659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.63782">
                <text:p>2.63782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.63782">
                <text:p>2.6378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2.63782">
                <text:p>2.6378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2.63782">
                <text:p>2.63782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.63805">
                <text:p>2.63805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.70214">
                <text:p>2.70214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.70214">
                <text:p>2.70214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2.62235">
                <text:p>2.62235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.62235">
                <text:p>2.6223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.66592">
                <text:p>2.66592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.66592">
                <text:p>2.6659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2.66592">
                <text:p>2.66592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.6216">
                <text:p>2.6216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2.6216">
                <text:p>2.621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.52875">
                <text:p>2.52875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.52875">
                <text:p>2.52875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2.52875">
                <text:p>2.52875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2.52875">
                <text:p>2.52875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.60032">
                <text:p>2.6003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.60032">
                <text:p>2.60032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2.60032">
                <text:p>2.6003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.85993">
                <text:p>1.85993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.85993">
                <text:p>1.85993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.94716">
                <text:p>1.94716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.75813">
                <text:p>1.7581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75813">
                <text:p>1.7581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.53263">
                <text:p>1.53263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.93078">
                <text:p>1.93078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.93078">
                <text:p>1.93078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2.38027">
                <text:p>2.38027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2.38027">
                <text:p>2.38027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2.38027">
                <text:p>2.38027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2.38027">
                <text:p>2.38027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2.38027">
                <text:p>2.3802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2.38027">
                <text:p>2.3802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.34838">
                <text:p>2.3483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2.34838">
                <text:p>2.34838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2.34838">
                <text:p>2.34838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2.34838">
                <text:p>2.34838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.79837">
                <text:p>1.7983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.79837">
                <text:p>1.79837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.03052">
                <text:p>2.0305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2.03052">
                <text:p>2.03052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92493">
                <text:p>1.92493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.92493">
                <text:p>1.92493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.92493">
                <text:p>1.92493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.1086">
                <text:p>2.1086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2.74802">
                <text:p>2.7480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.34007">
                <text:p>2.3400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.09443">
                <text:p>2.0944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2.27167">
                <text:p>2.27167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2.08452">
                <text:p>2.0845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.72286">
                <text:p>1.72286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.72286">
                <text:p>1.72286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.72286">
                <text:p>1.7228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2.01131">
                <text:p>2.01131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.65954">
                <text:p>2.65954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2.24928">
                <text:p>2.24928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.24928">
                <text:p>2.2492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.04318">
                <text:p>2.04318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2.00687">
                <text:p>2.0068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1.87718">
                <text:p>1.8771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.87718">
                <text:p>1.8771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.87718">
                <text:p>1.87718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.87718">
                <text:p>1.8771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.87718">
                <text:p>1.87718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.87718">
                <text:p>1.8771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0044">
                <text:p>2.0044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2.29253">
                <text:p>2.29253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2.04318">
                <text:p>2.04318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.04318">
                <text:p>2.0431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2.12687">
                <text:p>2.12687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2.06053">
                <text:p>2.06053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.06053">
                <text:p>2.06053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.89709">
                <text:p>1.89709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.89709">
                <text:p>1.89709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.89709">
                <text:p>1.8970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91583">
                <text:p>1.91583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.83435">
                <text:p>1.83435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.83435">
                <text:p>1.83435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.83435">
                <text:p>1.8343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.39206">
                <text:p>2.3920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.4676">
                <text:p>2.467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.39357">
                <text:p>2.39357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2.33588">
                <text:p>2.3358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2.33588">
                <text:p>2.33588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.34863">
                <text:p>3.3486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.4313">
                <text:p>3.4313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.41174">
                <text:p>2.41174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.41174">
                <text:p>2.41174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.56111">
                <text:p>2.56111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2.58923">
                <text:p>2.5892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2.58736">
                <text:p>2.5873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2.60646">
                <text:p>2.60646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.54401">
                <text:p>2.5440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2.49742">
                <text:p>2.4974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.49742">
                <text:p>2.4974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.82685">
                <text:p>2.82685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.84364">
                <text:p>2.8436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2.84364">
                <text:p>2.84364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.00458">
                <text:p>3.00458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.02486">
                <text:p>3.02486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.02486">
                <text:p>3.02486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3.02486">
                <text:p>3.0248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3.02486">
                <text:p>3.02486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.30058">
                <text:p>2.3005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2.30058">
                <text:p>2.3005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.55398">
                <text:p>2.5539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2.39206">
                <text:p>2.3920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.20338">
                <text:p>3.20338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2.79952">
                <text:p>2.7995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3.42866">
                <text:p>3.42866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3.45708">
                <text:p>3.4570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.37764">
                <text:p>3.37764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.84715">
                <text:p>3.8471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4.35386">
                <text:p>4.35386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5.99634">
                <text:p>5.9963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.31001">
                <text:p>5.31001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5.17386">
                <text:p>5.1738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6.03986">
                <text:p>6.0398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5.5937">
                <text:p>5.5937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5.23988">
                <text:p>5.23988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4.45513">
                <text:p>4.4551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4.80152">
                <text:p>4.80152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.58666">
                <text:p>4.58666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.4001">
                <text:p>4.4001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5.32701">
                <text:p>5.3270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.52304">
                <text:p>5.52304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6.1512">
                <text:p>6.1512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5.64808">
                <text:p>5.64808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5.31806">
                <text:p>5.31806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5.2095">
                <text:p>5.2095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5.55758">
                <text:p>5.55758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5.58038">
                <text:p>5.58038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5.98808">
                <text:p>5.98808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5.48157">
                <text:p>5.4815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5.18076">
                <text:p>5.1807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.61017">
                <text:p>5.61017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5.60061">
                <text:p>5.6006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5.20674">
                <text:p>5.2067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6.88336">
                <text:p>6.88336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5.45026">
                <text:p>5.45026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6.38008">
                <text:p>6.3800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6.54818">
                <text:p>6.5481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7.01881">
                <text:p>7.01881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5.11861">
                <text:p>5.1186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5.55329">
                <text:p>5.55329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4.90293">
                <text:p>4.90293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5.35299">
                <text:p>5.35299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4.38567">
                <text:p>4.38567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6.01379">
                <text:p>6.0137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5.05172">
                <text:p>5.05172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5.28691">
                <text:p>5.28691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4.57063">
                <text:p>4.57063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5.35376">
                <text:p>5.35376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5.98276">
                <text:p>5.9827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.43312">
                <text:p>4.43312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4.17428">
                <text:p>4.17428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7.9503">
                <text:p>27.9503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5.84514">
                <text:p>5.84514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6.87572">
                <text:p>6.87572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6.42787">
                <text:p>6.4278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6.18105">
                <text:p>6.1810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6.25196">
                <text:p>6.25196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7.55047">
                <text:p>7.55047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7.20553">
                <text:p>7.2055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.85327">
                <text:p>6.85327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5.38146">
                <text:p>5.3814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4.4432">
                <text:p>4.4432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5.62905">
                <text:p>5.629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5.60187">
                <text:p>5.60187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5.58875">
                <text:p>5.58875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6.03421">
                <text:p>6.03421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6.43373">
                <text:p>6.4337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5.30863">
                <text:p>5.30863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5.08653">
                <text:p>5.0865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6413">
                <text:p>4.96413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5.23116">
                <text:p>5.23116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5.59044">
                <text:p>5.5904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6.03329">
                <text:p>6.0332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5.83495">
                <text:p>5.83495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6.10179">
                <text:p>6.10179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6.11392">
                <text:p>6.1139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6.31826">
                <text:p>6.3182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6.4648">
                <text:p>6.464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5.19785">
                <text:p>5.1978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.59182">
                <text:p>6.59182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7.51346">
                <text:p>7.51346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6.76283">
                <text:p>6.76283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5.63964">
                <text:p>5.63964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5.8362">
                <text:p>5.836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5.58911">
                <text:p>5.58911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5.714">
                <text:p>5.71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5.69592">
                <text:p>5.69592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6.5444">
                <text:p>6.5444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6.85665">
                <text:p>6.8566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.73627">
                <text:p>5.7362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6.15145">
                <text:p>6.15145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5.95344">
                <text:p>5.95344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5.80631">
                <text:p>5.80631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4.99802">
                <text:p>4.99802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5.64577">
                <text:p>5.64577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7.79187">
                <text:p>7.79187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7.29746">
                <text:p>7.2974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6.52937">
                <text:p>6.5293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.87941">
                <text:p>5.87941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5.92739">
                <text:p>5.92739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5.90733">
                <text:p>5.90733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6.3463">
                <text:p>6.3463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6.39411">
                <text:p>6.39411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5.94544">
                <text:p>5.9454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6.17591">
                <text:p>6.17591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6.17181">
                <text:p>6.17181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5.93316">
                <text:p>5.93316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5.81656">
                <text:p>5.816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07033">
                <text:p>6.07033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6.18961">
                <text:p>6.18961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6.27082">
                <text:p>6.27082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6.58996">
                <text:p>6.58996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5.65262">
                <text:p>5.65262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6.45128">
                <text:p>6.45128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5.40427">
                <text:p>5.4042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5.43714">
                <text:p>5.43714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4.85522">
                <text:p>4.8552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5.13544">
                <text:p>5.1354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6.06185">
                <text:p>6.06185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6.52194">
                <text:p>6.52194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6.51464">
                <text:p>6.51464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5.40135">
                <text:p>5.40135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5.2169">
                <text:p>5.2169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6.44851">
                <text:p>6.44851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5.93742">
                <text:p>5.93742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5.15465">
                <text:p>5.15465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5.84724">
                <text:p>5.84724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6.18209">
                <text:p>6.1820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3.67693">
                <text:p>3.67693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3.64574">
                <text:p>3.64574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3.64574">
                <text:p>3.64574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3.67693">
                <text:p>3.6769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65498">
                <text:p>3.65498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.65498">
                <text:p>3.65498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3.37533">
                <text:p>3.37533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.81648">
                <text:p>2.81648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1.93386">
                <text:p>1.93386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1.8014">
                <text:p>1.801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2.03095">
                <text:p>2.03095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1.84735">
                <text:p>1.84735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1.47053">
                <text:p>1.47053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1.63026">
                <text:p>1.63026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1.63026">
                <text:p>1.63026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1.63026">
                <text:p>1.63026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1.63026">
                <text:p>1.63026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1.96976">
                <text:p>1.96976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1.96976">
                <text:p>1.9697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.89918">
                <text:p>1.89918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1.89918">
                <text:p>1.89918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1.89918">
                <text:p>1.89918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1.89918">
                <text:p>1.89918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2.04846">
                <text:p>2.04846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17.6346">
                <text:p>17.6346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55.3676">
                <text:p>55.3676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68.3023">
                <text:p>68.302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2.3807">
                <text:p>42.3807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15.164">
                <text:p>15.164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9.72841">
                <text:p>9.72841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8.53651">
                <text:p>8.53651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7.27573">
                <text:p>7.27573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4.70011">
                <text:p>4.70011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4.73085">
                <text:p>4.73085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4.40325">
                <text:p>4.40325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3.57682">
                <text:p>3.57682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3.08603">
                <text:p>3.0860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2.97772">
                <text:p>2.97772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5.05542">
                <text:p>5.05542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6.85086">
                <text:p>6.85086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7.68849">
                <text:p>7.68849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7.99664">
                <text:p>7.99664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7.46785">
                <text:p>7.46785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6.64608">
                <text:p>6.64608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5.80332">
                <text:p>5.80332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4.68404">
                <text:p>4.68404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3.79376">
                <text:p>3.79376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3.13609">
                <text:p>3.13609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3.80238">
                <text:p>3.80238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4.17654">
                <text:p>4.17654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5.00753">
                <text:p>5.00753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5.70955">
                <text:p>5.70955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7.69068">
                <text:p>7.69068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8.72165">
                <text:p>8.72165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7.53662">
                <text:p>7.53662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5.59469">
                <text:p>5.59469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5.31806">
                <text:p>5.3180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5.8526">
                <text:p>5.8526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5.91709">
                <text:p>5.91709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11.8539">
                <text:p>11.8539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19.819">
                <text:p>19.819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25.9633">
                <text:p>25.9633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21.8512">
                <text:p>21.8512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12.5159">
                <text:p>12.5159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11.2742">
                <text:p>11.2742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8.7632">
                <text:p>18.7632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27.4625">
                <text:p>27.462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33.7041">
                <text:p>33.7041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38.4137">
                <text:p>38.4137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44.6173">
                <text:p>44.6173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46.1139">
                <text:p>46.1139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43.9859">
                <text:p>43.9859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38.4209">
                <text:p>38.4209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31.4128">
                <text:p>31.4128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25.7606">
                <text:p>25.7606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21.8156">
                <text:p>21.8156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18.1251">
                <text:p>18.125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4.2316">
                <text:p>14.2316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11.1889">
                <text:p>11.1889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8.3078">
                <text:p>8.3078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5.61452">
                <text:p>5.61452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1.48061">
                <text:p>1.48061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1.39648">
                <text:p>1.39648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1.41105">
                <text:p>1.41105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2.62084">
                <text:p>2.62084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6.96802">
                <text:p>6.9680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7.8483">
                <text:p>17.8483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24.8245">
                <text:p>24.8245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29.0991">
                <text:p>29.0991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27.9223">
                <text:p>27.9223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23.7772">
                <text:p>23.7772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21.5948">
                <text:p>21.5948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23.6462">
                <text:p>23.6462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25.6396">
                <text:p>25.6396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25.3361">
                <text:p>25.3361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18.3681">
                <text:p>18.368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.35392">
                <text:p>9.35392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10.0577">
                <text:p>10.0577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24.0753">
                <text:p>24.0753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30.7153">
                <text:p>30.7153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29.3966">
                <text:p>29.3966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25.1648">
                <text:p>25.1648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20.3413">
                <text:p>20.3413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13.5247">
                <text:p>13.524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12.5696">
                <text:p>12.5696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24.5434">
                <text:p>24.543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27.1508">
                <text:p>27.1508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18.7624">
                <text:p>18.7624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11.223">
                <text:p>11.223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8.61247">
                <text:p>8.61247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6.49298">
                <text:p>6.49298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5.46632">
                <text:p>5.46632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5.53647">
                <text:p>5.53647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5.16511">
                <text:p>5.16511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5.65753">
                <text:p>5.65753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4.79376">
                <text:p>4.79376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4.91475">
                <text:p>4.91475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5.04737">
                <text:p>5.04737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5.23685">
                <text:p>5.23685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4.44175">
                <text:p>4.44175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4.95413">
                <text:p>4.95413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5.97994">
                <text:p>5.97994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13.6764">
                <text:p>13.6764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24.0621">
                <text:p>24.0621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24.9842">
                <text:p>24.9842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18.5249">
                <text:p>18.524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4.7769">
                <text:p>14.7769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22.3464">
                <text:p>22.3464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17.5199">
                <text:p>17.5199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17.0075">
                <text:p>17.0075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19.4203">
                <text:p>19.4203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20.061">
                <text:p>20.061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20.9803">
                <text:p>20.9803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20.6807">
                <text:p>20.680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9.5038">
                <text:p>19.5038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17.9714">
                <text:p>17.9714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15.2586">
                <text:p>15.2586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10.341">
                <text:p>10.341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8.09405">
                <text:p>8.09405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6.33378">
                <text:p>6.33378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5.79749">
                <text:p>5.79749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6.55615">
                <text:p>6.55615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8.59719">
                <text:p>8.59719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10.7231">
                <text:p>10.723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.0769">
                <text:p>11.0769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11.4571">
                <text:p>11.4571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10.5005">
                <text:p>10.5005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9.99921">
                <text:p>9.99921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10.1616">
                <text:p>10.1616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10.1692">
                <text:p>10.1692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10.2004">
                <text:p>10.2004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9.70404">
                <text:p>9.70404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9.0396">
                <text:p>9.0396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8.07283">
                <text:p>8.07283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.02504">
                <text:p>9.02504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8.84185">
                <text:p>8.84185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10.8733">
                <text:p>10.8733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13.328">
                <text:p>13.328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15.0652">
                <text:p>15.0652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22.3777">
                <text:p>22.3777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14.4641">
                <text:p>14.4641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2.40983">
                <text:p>2.40983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4.37707">
                <text:p>4.37707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37.8836">
                <text:p>37.883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7.7632">
                <text:p>17.7632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15.7689">
                <text:p>15.7689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8.25174">
                <text:p>8.25174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5.89641">
                <text:p>5.89641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3.97213">
                <text:p>3.97213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2.47683">
                <text:p>2.47683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2.40349">
                <text:p>2.40349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5.31915">
                <text:p>5.31915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24.9801">
                <text:p>24.9801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33.7999">
                <text:p>33.79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.0492">
                <text:p>21.0492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15.0467">
                <text:p>15.0467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10.7081">
                <text:p>10.7081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9.92387">
                <text:p>9.92387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7.37164">
                <text:p>7.37164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2.99433">
                <text:p>2.99433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2.06678">
                <text:p>2.06678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2.45515">
                <text:p>2.45515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2.45515">
                <text:p>2.45515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2.45515">
                <text:p>2.4551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.44767">
                <text:p>2.44767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2.44767">
                <text:p>2.44767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2.13618">
                <text:p>2.13618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2.03972">
                <text:p>2.03972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1.81969">
                <text:p>1.81969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1.74454">
                <text:p>1.74454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2.03711">
                <text:p>2.0371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.02269">
                <text:p>2.02269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1.73141">
                <text:p>1.73141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1.73141">
                <text:p>1.73141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1.73141">
                <text:p>1.73141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1.89605">
                <text:p>1.89605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1.89605">
                <text:p>1.89605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1.88608">
                <text:p>1.88608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1.89918">
                <text:p>1.89918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1.89918">
                <text:p>1.89918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.93444">
                <text:p>1.93444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1.88239">
                <text:p>1.88239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1.94308">
                <text:p>1.94308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1.88457">
                <text:p>1.88457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1.83847">
                <text:p>1.83847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1.50322">
                <text:p>1.50322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1.42505">
                <text:p>1.42505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1.84459">
                <text:p>1.84459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2.31792">
                <text:p>2.3179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.40447">
                <text:p>2.40447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1.9639">
                <text:p>1.9639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1.84029">
                <text:p>1.84029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1.84029">
                <text:p>1.84029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1.84029">
                <text:p>1.84029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1.84029">
                <text:p>1.84029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1.84029">
                <text:p>1.84029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1.94154">
                <text:p>1.94154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.52753">
                <text:p>1.52753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2.13971">
                <text:p>2.13971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1.92718">
                <text:p>1.92718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2.06155">
                <text:p>2.06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